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Courier, monospace"/>
    <style:font-face style:name="Menlo1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, 'Helvetica Neue', Arial, Helvetica, sans-serif"/>
    <style:font-face style:name="apple-system" svg:font-family="apple-system, BlinkMacSystemFont, Arial, sans-serif"/>
    <style:font-face style:name="var ds-font-family-code" svg:font-family="'var ds-font-family-code'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993in" fo:margin-left="0.4451in" fo:margin-top="0in" fo:margin-bottom="0in" table:align="left" style:writing-mode="page"/>
    </style:style>
    <style:style style:name="Table11.A" style:family="table-column">
      <style:table-column-properties style:column-width="5.799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993in" fo:margin-left="0.4451in" fo:margin-top="0in" fo:margin-bottom="0in" table:align="left" style:writing-mode="page"/>
    </style:style>
    <style:style style:name="Table13.A" style:family="table-column">
      <style:table-column-properties style:column-width="5.799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993in" fo:margin-left="0.4451in" fo:margin-top="0in" fo:margin-bottom="0in" table:align="left" style:writing-mode="page"/>
    </style:style>
    <style:style style:name="Table12.A" style:family="table-column">
      <style:table-column-properties style:column-width="5.799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5.7993in" fo:margin-left="0.4451in" fo:margin-top="0in" fo:margin-bottom="0in" table:align="left" style:writing-mode="page"/>
    </style:style>
    <style:style style:name="Table14.A" style:family="table-column">
      <style:table-column-properties style:column-width="5.7993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5.7993in" fo:margin-left="0.4451in" fo:margin-top="0in" fo:margin-bottom="0in" table:align="left" style:writing-mode="page"/>
    </style:style>
    <style:style style:name="Table15.A" style:family="table-column">
      <style:table-column-properties style:column-width="5.7993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Table16" style:family="table">
      <style:table-properties style:width="5.7993in" fo:margin-left="0.4451in" fo:margin-top="0in" fo:margin-bottom="0in" table:align="left" style:writing-mode="page"/>
    </style:style>
    <style:style style:name="Table16.A" style:family="table-column">
      <style:table-column-properties style:column-width="5.7993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993in" fo:margin-left="0.4451in" fo:margin-top="0in" fo:margin-bottom="0in" table:align="left" style:writing-mode="page"/>
    </style:style>
    <style:style style:name="Table17.A" style:family="table-column">
      <style:table-column-properties style:column-width="5.799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993in" fo:margin-left="0.4451in" fo:margin-top="0in" fo:margin-bottom="0in" table:align="left" style:writing-mode="page"/>
    </style:style>
    <style:style style:name="Table18.A" style:family="table-column">
      <style:table-column-properties style:column-width="5.7993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style:paragraph-properties fo:text-indent="0in" style:auto-text-indent="false"/>
      <style:text-properties officeooo:paragraph-rsid="001d238a"/>
    </style:style>
    <style:style style:name="P5" style:family="paragraph" style:parent-style-name="Standard">
      <style:text-properties officeooo:paragraph-rsid="001d238a"/>
    </style:style>
    <style:style style:name="P6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7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8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9" style:family="paragraph" style:parent-style-name="Standard">
      <style:paragraph-properties fo:line-height="150%"/>
      <style:text-properties officeooo:paragraph-rsid="001d238a"/>
    </style:style>
    <style:style style:name="P10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1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2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3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11e2d" fo:background-color="#1f1f1f"/>
    </style:style>
    <style:style style:name="P18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dec788" fo:background-color="#1f1f1f"/>
    </style:style>
    <style:style style:name="P19" style:family="paragraph" style:parent-style-name="Основной_20_текст_20_3">
      <style:paragraph-properties fo:line-height="100%"/>
      <style:text-properties officeooo:paragraph-rsid="001d238a"/>
    </style:style>
    <style:style style:name="P20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2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color="#000000" loext:opacity="100%" style:font-name="Times New Roman" fo:font-size="20pt" fo:font-weight="bold" officeooo:paragraph-rsid="00981481" style:font-size-asian="20pt" style:font-weight-asian="bold" style:font-size-complex="20pt" style:font-weight-complex="bold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24" style:family="paragraph" style:parent-style-name="Standard">
      <style:paragraph-properties style:line-height-at-least="0.198in"/>
    </style:style>
    <style:style style:name="P25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26" style:family="paragraph" style:parent-style-name="Heading_20_1">
      <style:paragraph-properties fo:text-indent="0in" style:auto-text-indent="false"/>
      <style:text-properties officeooo:paragraph-rsid="001d238a"/>
    </style:style>
    <style:style style:name="P27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28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29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30" style:family="paragraph" style:parent-style-name="Heading_20_1">
      <style:paragraph-properties fo:text-align="start" style:justify-single-word="false" fo:text-indent="0in" style:auto-text-indent="false"/>
      <style:text-properties officeooo:paragraph-rsid="00d9c034"/>
    </style:style>
    <style:style style:name="P31" style:family="paragraph" style:parent-style-name="Heading_20_1">
      <style:paragraph-properties fo:text-align="start" style:justify-single-word="false" fo:text-indent="0in" style:auto-text-indent="false"/>
      <style:text-properties officeooo:paragraph-rsid="00db0cfc"/>
    </style:style>
    <style:style style:name="P32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33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34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35" style:family="paragraph" style:parent-style-name="Preformatted_20_Text" style:list-style-name="L5" style:master-page-name="">
      <loext:graphic-properties draw:fill="none"/>
      <style:paragraph-properties fo:margin-left="0.5in" fo:margin-right="0in" fo:margin-top="0in" fo:margin-bottom="0in" style:contextual-spacing="false" fo:text-align="start" style:justify-single-word="false" fo:text-indent="-0.25in" style:auto-text-indent="false" style:page-number="auto" fo:background-color="transparent"/>
      <style:text-properties officeooo:paragraph-rsid="00e13e10"/>
    </style:style>
    <style:style style:name="P36" style:family="paragraph" style:parent-style-name="Preformatted_20_Text" style:list-style-name="L5">
      <loext:graphic-properties draw:fill="none"/>
      <style:paragraph-properties fo:margin-left="0.5in" fo:margin-right="0in" fo:margin-top="0in" fo:margin-bottom="0in" style:contextual-spacing="false" fo:text-align="start" style:justify-single-word="false" fo:text-indent="-0.25in" style:auto-text-indent="false" fo:background-color="transparent"/>
      <style:text-properties officeooo:paragraph-rsid="00e13e10"/>
    </style:style>
    <style:style style:name="P37" style:family="paragraph" style:parent-style-name="Preformatted_20_Text" style:list-style-name="L5">
      <loext:graphic-properties draw:fill="none"/>
      <style:paragraph-properties fo:text-align="start" style:justify-single-word="false" fo:background-color="transparent"/>
      <style:text-properties officeooo:paragraph-rsid="01112ea9"/>
    </style:style>
    <style:style style:name="P38" style:family="paragraph" style:parent-style-name="Preformatted_20_Text" style:list-style-name="L5">
      <loext:graphic-properties draw:fill="none"/>
      <style:paragraph-properties fo:text-align="start" style:justify-single-word="false" fo:background-color="transparent"/>
      <style:text-properties officeooo:paragraph-rsid="0115221a"/>
    </style:style>
    <style:style style:name="P39" style:family="paragraph" style:parent-style-name="Preformatted_20_Text" style:list-style-name="L5">
      <loext:graphic-properties draw:fill="none"/>
      <style:paragraph-properties fo:text-align="start" style:justify-single-word="false" fo:background-color="transparent"/>
      <style:text-properties officeooo:paragraph-rsid="0118d990"/>
    </style:style>
    <style:style style:name="P4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paragraph-rsid="00e13e10"/>
    </style:style>
    <style:style style:name="P41" style:family="paragraph" style:parent-style-name="Preformatted_20_Text" style:list-style-name="L5">
      <loext:graphic-properties draw:fill="none"/>
      <style:paragraph-properties fo:margin-left="0.5in" fo:margin-right="0in" fo:margin-top="0in" fo:margin-bottom="0in" style:contextual-spacing="false" fo:text-align="start" style:justify-single-word="false" fo:text-indent="-0.25in" style:auto-text-indent="false" fo:background-color="transparent"/>
      <style:text-properties style:font-name="Liberation Serif" fo:font-size="12pt" officeooo:rsid="00e13e10" officeooo:paragraph-rsid="00e13e10" style:font-size-asian="12pt" style:font-size-complex="12pt"/>
    </style:style>
    <style:style style:name="P42" style:family="paragraph" style:parent-style-name="Preformatted_20_Text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style:font-name="Liberation Serif" officeooo:rsid="00e46598" officeooo:paragraph-rsid="00e46598"/>
    </style:style>
    <style:style style:name="P43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e8071e"/>
    </style:style>
    <style:style style:name="P44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a02c02"/>
    </style:style>
    <style:style style:name="P45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46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47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48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49" style:family="paragraph" style:parent-style-name="Standard" style:list-style-name="L2">
      <style:paragraph-properties fo:text-align="start" style:justify-single-word="false"/>
      <style:text-properties officeooo:paragraph-rsid="009c7371"/>
    </style:style>
    <style:style style:name="P5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a02c02"/>
    </style:style>
    <style:style style:name="P51" style:family="paragraph" style:parent-style-name="Standard">
      <style:paragraph-properties fo:text-align="start" style:justify-single-word="false" fo:text-indent="0in" style:auto-text-indent="false"/>
      <style:text-properties officeooo:paragraph-rsid="00a02c02"/>
    </style:style>
    <style:style style:name="P52" style:family="paragraph" style:parent-style-name="Standard">
      <style:paragraph-properties fo:text-align="start" style:justify-single-word="false"/>
      <style:text-properties officeooo:paragraph-rsid="00a02c02"/>
    </style:style>
    <style:style style:name="P53" style:family="paragraph" style:parent-style-name="Standard" style:list-style-name="L4">
      <style:paragraph-properties fo:text-align="start" style:justify-single-word="false"/>
      <style:text-properties officeooo:paragraph-rsid="00a02c02"/>
    </style:style>
    <style:style style:name="P54" style:family="paragraph" style:parent-style-name="Standard">
      <style:paragraph-properties fo:text-align="start" style:justify-single-word="false"/>
      <style:text-properties officeooo:paragraph-rsid="00b3a2f4"/>
    </style:style>
    <style:style style:name="P5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dec788"/>
    </style:style>
    <style:style style:name="P5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dec788"/>
    </style:style>
    <style:style style:name="P57" style:family="paragraph" style:parent-style-name="Standard">
      <style:paragraph-properties fo:text-align="start" style:justify-single-word="false"/>
      <style:text-properties officeooo:paragraph-rsid="00e0a429"/>
    </style:style>
    <style:style style:name="P58" style:family="paragraph" style:parent-style-name="Standard">
      <style:paragraph-properties fo:text-align="start" style:justify-single-word="false" fo:text-indent="0in" style:auto-text-indent="false"/>
      <style:text-properties officeooo:paragraph-rsid="00d11e2d"/>
    </style:style>
    <style:style style:name="P59" style:family="paragraph" style:parent-style-name="Standard">
      <style:paragraph-properties fo:text-align="start" style:justify-single-word="false" fo:text-indent="0in" style:auto-text-indent="false"/>
      <style:text-properties officeooo:paragraph-rsid="00d9c034"/>
    </style:style>
    <style:style style:name="P60" style:family="paragraph" style:parent-style-name="Standard">
      <style:paragraph-properties fo:text-align="start" style:justify-single-word="false" fo:text-indent="0in" style:auto-text-indent="false"/>
      <style:text-properties officeooo:paragraph-rsid="00db0cfc"/>
    </style:style>
    <style:style style:name="P61" style:family="paragraph" style:parent-style-name="Standard">
      <style:paragraph-properties fo:text-align="start" style:justify-single-word="false"/>
      <style:text-properties officeooo:paragraph-rsid="011d1f61"/>
    </style:style>
    <style:style style:name="P62" style:family="paragraph" style:parent-style-name="Standard">
      <style:paragraph-properties fo:text-align="start" style:justify-single-word="false" fo:text-indent="0in" style:auto-text-indent="false"/>
      <style:text-properties officeooo:paragraph-rsid="01211c8d"/>
    </style:style>
    <style:style style:name="P63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3749f"/>
    </style:style>
    <style:style style:name="P64" style:family="paragraph" style:parent-style-name="Standard" style:list-style-name="L1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officeooo:paragraph-rsid="0123749f"/>
    </style:style>
    <style:style style:name="P65" style:family="paragraph" style:parent-style-name="Standard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officeooo:paragraph-rsid="0123749f"/>
    </style:style>
    <style:style style:name="P6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2b85bb"/>
    </style:style>
    <style:style style:name="P6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36073"/>
    </style:style>
    <style:style style:name="P6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20f04"/>
    </style:style>
    <style:style style:name="P6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c8e10"/>
    </style:style>
    <style:style style:name="P7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3e7286"/>
    </style:style>
    <style:style style:name="P7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42503c"/>
    </style:style>
    <style:style style:name="P7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147af07"/>
    </style:style>
    <style:style style:name="P73" style:family="paragraph" style:parent-style-name="Standard">
      <style:paragraph-properties fo:text-align="start" style:justify-single-word="false"/>
      <style:text-properties officeooo:paragraph-rsid="0147af07"/>
    </style:style>
    <style:style style:name="P7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df5eb" officeooo:paragraph-rsid="00e0a429"/>
    </style:style>
    <style:style style:name="P75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d11e2d"/>
    </style:style>
    <style:style style:name="P76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d9c034" fo:background-color="#1f1f1f"/>
    </style:style>
    <style:style style:name="P7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78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1d1f61" fo:background-color="#1f1f1f"/>
    </style:style>
    <style:style style:name="P79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280e3a" fo:background-color="#1f1f1f"/>
    </style:style>
    <style:style style:name="P80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2b85bb" fo:background-color="#1f1f1f"/>
    </style:style>
    <style:style style:name="P81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336073" fo:background-color="#1f1f1f"/>
    </style:style>
    <style:style style:name="P82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3c8e10" fo:background-color="#1f1f1f"/>
    </style:style>
    <style:style style:name="P83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42503c" fo:background-color="#1f1f1f"/>
    </style:style>
    <style:style style:name="P84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147af07" fo:background-color="#1f1f1f"/>
    </style:style>
    <style:style style:name="P8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8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1112ea9" fo:background-color="#1f1f1f"/>
    </style:style>
    <style:style style:name="P8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88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language="en" fo:country="US" fo:font-weight="normal" officeooo:paragraph-rsid="01211c8d" fo:background-color="#1f1f1f" style:font-name-asian="Roboto Light" style:font-size-asian="12pt" style:font-size-complex="12pt"/>
    </style:style>
    <style:style style:name="P89" style:family="paragraph" style:parent-style-name="Standard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officeooo:paragraph-rsid="0143ecb1"/>
    </style:style>
    <style:style style:name="P90" style:family="paragraph" style:parent-style-name="Standard">
      <loext:graphic-properties draw:fill="none"/>
      <style:paragraph-properties fo:margin-top="0in" fo:margin-bottom="0in" style:contextual-spacing="false" fo:line-height="100%" fo:background-color="transparent"/>
      <style:text-properties officeooo:paragraph-rsid="00f46c21"/>
    </style:style>
    <style:style style:name="P91" style:family="paragraph" style:parent-style-name="Standard" style:list-style-name="L13">
      <loext:graphic-properties draw:fill="none"/>
      <style:paragraph-properties fo:margin-top="0in" fo:margin-bottom="0in" style:contextual-spacing="false" fo:line-height="100%" fo:background-color="transparent"/>
      <style:text-properties officeooo:paragraph-rsid="00fde067"/>
    </style:style>
    <style:style style:name="P92" style:family="paragraph" style:parent-style-name="Standard" style:list-style-name="L13">
      <loext:graphic-properties draw:fill="none"/>
      <style:paragraph-properties fo:margin-top="0in" fo:margin-bottom="0in" style:contextual-spacing="false" fo:line-height="100%" fo:background-color="transparent"/>
      <style:text-properties officeooo:paragraph-rsid="01087291"/>
    </style:style>
    <style:style style:name="P9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280e3a"/>
    </style:style>
    <style:style style:name="P9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2b85bb"/>
    </style:style>
    <style:style style:name="P9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3e7286"/>
    </style:style>
    <style:style style:name="P96" style:family="paragraph" style:parent-style-name="Standard">
      <style:paragraph-properties fo:text-indent="0in" style:auto-text-indent="false"/>
      <style:text-properties officeooo:paragraph-rsid="001d238a"/>
    </style:style>
    <style:style style:name="P97" style:family="paragraph" style:parent-style-name="Standard">
      <style:paragraph-properties fo:margin-left="0.0071in" fo:margin-right="0.0402in" fo:margin-top="0.0398in" fo:margin-bottom="0.0398in" style:contextual-spacing="false" fo:line-height="100%" fo:text-align="start" style:justify-single-word="false" fo:text-indent="-0.0071in" style:auto-text-indent="false"/>
      <style:text-properties style:font-name="Liberation Serif" officeooo:paragraph-rsid="0042d5f2"/>
    </style:style>
    <style:style style:name="P98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style:font-name="Liberation Serif" officeooo:paragraph-rsid="00f46c21"/>
    </style:style>
    <style:style style:name="P99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style:font-name="Liberation Serif" officeooo:paragraph-rsid="00f46c21"/>
    </style:style>
    <style:style style:name="P100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style:font-name="Liberation Serif" officeooo:paragraph-rsid="00f46c21"/>
    </style:style>
    <style:style style:name="P101" style:family="paragraph" style:parent-style-name="Standard" style:list-style-name="L10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paragraph-rsid="00f46c21"/>
    </style:style>
    <style:style style:name="P102" style:family="paragraph" style:parent-style-name="Standard" style:list-style-name="L12">
      <loext:graphic-properties draw:fill="none"/>
      <style:paragraph-properties fo:margin-left="1.5in" fo:margin-right="0in" fo:margin-top="0in" fo:margin-bottom="0in" style:contextual-spacing="false" fo:line-height="100%" fo:text-indent="-0.25in" style:auto-text-indent="false" fo:background-color="transparent"/>
      <style:text-properties style:font-name="Liberation Serif" officeooo:paragraph-rsid="00fb9045"/>
    </style:style>
    <style:style style:name="P103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style:font-name="Liberation Serif" officeooo:paragraph-rsid="00fde067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officeooo:paragraph-rsid="00de5f8e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officeooo:rsid="00f46c21" officeooo:paragraph-rsid="00f46c21"/>
    </style:style>
    <style:style style:name="P106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style:font-name="Liberation Serif" officeooo:rsid="00f46c21" officeooo:paragraph-rsid="00f46c21"/>
    </style:style>
    <style:style style:name="P107" style:family="paragraph" style:parent-style-name="Standard" style:list-style-name="L11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rsid="00f46c21" officeooo:paragraph-rsid="00f46c21"/>
    </style:style>
    <style:style style:name="P108" style:family="paragraph" style:parent-style-name="Standard" style:list-style-name="L11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rsid="00f95cc0" officeooo:paragraph-rsid="00f95cc0"/>
    </style:style>
    <style:style style:name="P109" style:family="paragraph" style:parent-style-name="Standard" style:list-style-name="L12" style:master-page-name="">
      <loext:graphic-properties draw:fill="none"/>
      <style:paragraph-properties fo:margin-left="1.5in" fo:margin-right="0in" fo:margin-top="0in" fo:margin-bottom="0in" style:contextual-spacing="false" fo:line-height="100%" fo:text-indent="-0.25in" style:auto-text-indent="false" style:page-number="auto" fo:background-color="transparent"/>
      <style:text-properties style:font-name="Liberation Serif" officeooo:rsid="00f9cea4" officeooo:paragraph-rsid="00f9cea4"/>
    </style:style>
    <style:style style:name="P110" style:family="paragraph" style:parent-style-name="Standard" style:list-style-name="L12">
      <loext:graphic-properties draw:fill="none"/>
      <style:paragraph-properties fo:margin-left="1.5in" fo:margin-right="0in" fo:margin-top="0in" fo:margin-bottom="0in" style:contextual-spacing="false" fo:line-height="100%" fo:text-indent="-0.25in" style:auto-text-indent="false" fo:background-color="transparent"/>
      <style:text-properties style:font-name="Liberation Serif" officeooo:rsid="00f9cea4" officeooo:paragraph-rsid="00f9cea4"/>
    </style:style>
    <style:style style:name="P111" style:family="paragraph" style:parent-style-name="Standard" style:list-style-name="L11">
      <loext:graphic-properties draw:fill="none"/>
      <style:paragraph-properties fo:margin-top="0in" fo:margin-bottom="0in" style:contextual-spacing="false" fo:line-height="100%" fo:background-color="transparent"/>
      <style:text-properties style:font-name="Liberation Serif" officeooo:rsid="00fc2978" officeooo:paragraph-rsid="00fc2978"/>
    </style:style>
    <style:style style:name="P112" style:family="paragraph" style:parent-style-name="Standard" style:list-style-name="L2">
      <style:paragraph-properties fo:text-align="start" style:justify-single-word="false"/>
      <style:text-properties officeooo:rsid="01095221" officeooo:paragraph-rsid="01095221"/>
    </style:style>
    <style:style style:name="P11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rsid="010ac3c8" officeooo:paragraph-rsid="010ac3c8"/>
    </style:style>
    <style:style style:name="P11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paragraph-rsid="010ac3c8"/>
    </style:style>
    <style:style style:name="P11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fo:font-style="normal" fo:font-weight="normal" officeooo:rsid="01216f27" officeooo:paragraph-rsid="01336073" style:font-style-asian="normal" style:font-weight-asian="normal" style:font-style-complex="normal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fo:font-style="normal" fo:font-weight="normal" officeooo:rsid="01216f27" officeooo:paragraph-rsid="01216f27" style:font-style-asian="normal" style:font-weight-asian="normal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1216f27" officeooo:paragraph-rsid="01216f27" style:font-style-asian="normal" style:font-weight-asian="normal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1216f27" officeooo:paragraph-rsid="0123749f" style:font-style-asian="normal" style:font-weight-asian="normal" style:font-style-complex="normal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fo:font-style="normal" fo:font-weight="normal" officeooo:rsid="013c103d" officeooo:paragraph-rsid="013c103d" style:font-style-asian="normal" style:font-weight-asian="normal" style:font-style-complex="normal" style:font-weight-complex="normal"/>
    </style:style>
    <style:style style:name="P120" style:family="paragraph" style:parent-style-name="Standard" style:list-style-name="L15" style:master-page-name="">
      <loext:graphic-properties draw:fill="none"/>
      <style:paragraph-properties fo:text-align="start" style:justify-single-word="false" style:page-number="auto" fo:background-color="transparent"/>
      <style:text-properties fo:font-style="normal" fo:font-weight="normal" officeooo:rsid="013c103d" officeooo:paragraph-rsid="013c103d" style:font-style-asian="normal" style:font-weight-asian="normal" style:font-style-complex="normal" style:font-weight-complex="normal"/>
    </style:style>
    <style:style style:name="P121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fo:font-style="normal" fo:font-weight="normal" officeooo:rsid="013c103d" officeooo:paragraph-rsid="013c103d" style:font-style-asian="normal" style:font-weight-asian="normal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paragraph-rsid="013c8e10"/>
    </style:style>
    <style:style style:name="P12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1489107" officeooo:paragraph-rsid="01489107"/>
    </style:style>
    <style:style style:name="P124" style:family="paragraph" style:parent-style-name="Standard">
      <style:paragraph-properties fo:margin-top="0in" fo:margin-bottom="0.0819in" style:contextual-spacing="false" fo:line-height="100%" fo:text-align="start" style:justify-single-word="false"/>
      <style:text-properties officeooo:rsid="014c90c7" officeooo:paragraph-rsid="014c90c7"/>
    </style:style>
    <style:style style:name="P125" style:family="paragraph" style:parent-style-name="Text_20_body" style:list-style-name="L6">
      <loext:graphic-properties draw:fill="none"/>
      <style:paragraph-properties fo:line-height="100%" fo:text-align="start" style:justify-single-word="false" fo:background-color="transparent"/>
      <style:text-properties officeooo:paragraph-rsid="00e46598"/>
    </style:style>
    <style:style style:name="P126" style:family="paragraph" style:parent-style-name="Text_20_body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14405e8"/>
    </style:style>
    <style:style style:name="P127" style:family="paragraph" style:parent-style-name="Text_20_body" style:list-style-name="L21">
      <loext:graphic-properties draw:fill="none"/>
      <style:paragraph-properties fo:line-height="100%" fo:text-align="start" style:justify-single-word="false" fo:background-color="transparent"/>
      <style:text-properties officeooo:paragraph-rsid="0143ecb1"/>
    </style:style>
    <style:style style:name="P128" style:family="paragraph" style:parent-style-name="Text_20_body" style:list-style-name="L21">
      <loext:graphic-properties draw:fill="none"/>
      <style:paragraph-properties fo:line-height="100%" fo:text-align="start" style:justify-single-word="false" fo:background-color="transparent"/>
      <style:text-properties officeooo:paragraph-rsid="014405e8"/>
    </style:style>
    <style:style style:name="P1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e2e2e" loext:opacity="100%" style:font-name="Liberation Serif" fo:font-size="12pt" fo:letter-spacing="normal" fo:font-style="normal" fo:font-weight="normal"/>
    </style:style>
    <style:style style:name="P130" style:family="paragraph" style:parent-style-name="Text_20_body">
      <style:paragraph-properties fo:text-indent="0in" style:auto-text-indent="false"/>
      <style:text-properties officeooo:paragraph-rsid="00f46c21"/>
    </style:style>
    <style:style style:name="P131" style:family="paragraph" style:parent-style-name="Text_20_body" style:list-style-name="L9">
      <style:text-properties officeooo:paragraph-rsid="00f46c21"/>
    </style:style>
    <style:style style:name="P132" style:family="paragraph" style:parent-style-name="Text_20_body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rsid="014405e8" officeooo:paragraph-rsid="014405e8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d7195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d9c03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db0cfc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language="en" fo:country="US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language="en" fo:country="US" fo:font-style="normal" fo:font-weight="bold" officeooo:rsid="00d9c034" style:font-size-asian="14pt" style:font-style-asian="normal" style:font-weight-asian="bold" style:font-name-complex="Times New Roman2" style:font-size-complex="14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style="italic" fo:font-weight="bold" officeooo:rsid="00d9c034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officeooo:rsid="00d71950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1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2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3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4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90930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asian="Roboto Light" style:font-size-asian="12pt" style:font-size-complex="12pt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a02c02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52dfc7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0ac3c8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0d069b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10e4cd3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6a2340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6bb31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6f412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71ac17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11d1f61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style:font-style-asian="italic" style:font-weight-asian="bold" style:font-name-complex="Times New Roman2" style:font-style-complex="italic" style:font-weight-complex="bold"/>
    </style:style>
    <style:style style:name="T35" style:family="text">
      <style:text-properties fo:font-style="italic" fo:font-weight="bold" officeooo:rsid="00f95cc0" style:font-style-asian="italic" style:font-weight-asian="bold" style:font-name-complex="Times New Roman2" style:font-style-complex="italic" style:font-weight-complex="bold"/>
    </style:style>
    <style:style style:name="T36" style:family="text">
      <style:text-properties fo:font-style="italic" fo:font-weight="bold" officeooo:rsid="00fb9045" style:font-style-asian="italic" style:font-weight-asian="bold" style:font-name-complex="Times New Roman2" style:font-style-complex="italic" style:font-weight-complex="bold"/>
    </style:style>
    <style:style style:name="T37" style:family="text">
      <style:text-properties fo:color="#569cd6" loext:opacity="100%"/>
    </style:style>
    <style:style style:name="T38" style:family="text">
      <style:text-properties fo:color="#569cd6" loext:opacity="100%" fo:language="en" fo:country="US" style:font-name-asian="Roboto Light" style:font-size-asian="12pt" style:font-size-complex="12pt"/>
    </style:style>
    <style:style style:name="T39" style:family="text">
      <style:text-properties fo:color="#dcdcaa" loext:opacity="100%"/>
    </style:style>
    <style:style style:name="T40" style:family="text">
      <style:text-properties fo:color="#dcdcaa" loext:opacity="100%" fo:language="en" fo:country="US" style:font-name-asian="Roboto Light" style:font-size-asian="12pt" style:font-size-complex="12pt"/>
    </style:style>
    <style:style style:name="T41" style:family="text">
      <style:text-properties fo:color="#9cdcfe" loext:opacity="100%"/>
    </style:style>
    <style:style style:name="T42" style:family="text">
      <style:text-properties fo:color="#9cdcfe" loext:opacity="100%" fo:language="en" fo:country="US" style:font-name-asian="Roboto Light" style:font-size-asian="12pt" style:font-size-complex="12pt"/>
    </style:style>
    <style:style style:name="T43" style:family="text">
      <style:text-properties fo:color="#d4d4d4" loext:opacity="100%"/>
    </style:style>
    <style:style style:name="T44" style:family="text">
      <style:text-properties fo:color="#d4d4d4" loext:opacity="100%" fo:language="en" fo:country="US" style:font-name-asian="Roboto Light" style:font-size-asian="12pt" style:font-size-complex="12pt"/>
    </style:style>
    <style:style style:name="T45" style:family="text">
      <style:text-properties fo:color="#b5cea8" loext:opacity="100%"/>
    </style:style>
    <style:style style:name="T46" style:family="text">
      <style:text-properties fo:color="#b5cea8" loext:opacity="100%" fo:language="en" fo:country="US" style:font-name-asian="Roboto Light" style:font-size-asian="12pt" style:font-size-complex="12pt"/>
    </style:style>
    <style:style style:name="T47" style:family="text">
      <style:text-properties fo:color="#ce9178" loext:opacity="100%"/>
    </style:style>
    <style:style style:name="T48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49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7a3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ec788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3e10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8071e" style:font-size-asian="12pt" style:font-size-complex="12pt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13e1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3b0c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5221a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83ea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85c4e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8d99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aeb21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1ac17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47af07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48266f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e46598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147af07" style:font-style-asian="normal" style:font-weight-asian="bold" style:font-style-complex="normal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 loext:padding="0in" loext:border="none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47af07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e13e10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e0a429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15221a" style:font-size-asian="12pt" style:font-style-asian="italic" style:font-weight-asian="bold" style:font-size-complex="12pt" style:font-style-complex="italic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18d990" style:font-size-asian="12pt" style:font-style-asian="italic" style:font-weight-asian="bold" style:font-size-complex="12pt" style:font-style-complex="italic" style:font-weight-complex="bold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190fbd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147af07" style:font-style-asian="italic" style:font-weight-asian="normal" style:font-style-complex="italic" style:font-weight-complex="normal"/>
    </style:style>
    <style:style style:name="T82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83" style:family="text">
      <style:text-properties fo:font-variant="normal" fo:text-transform="none" fo:color="#000000" loext:opacity="100%" fo:font-size="12pt" fo:letter-spacing="normal" fo:font-style="normal" fo:font-weight="normal" officeooo:rsid="00e13e10" style:font-size-asian="12pt" style:font-size-complex="12pt"/>
    </style:style>
    <style:style style:name="T84" style:family="text">
      <style:text-properties fo:font-variant="normal" fo:text-transform="none" fo:color="#000000" loext:opacity="100%" fo:font-size="12pt" fo:letter-spacing="normal" fo:font-style="normal" fo:font-weight="normal" officeooo:rsid="00e8071e" style:font-size-asian="12pt" style:font-size-complex="12pt"/>
    </style:style>
    <style:style style:name="T85" style:family="text">
      <style:text-properties fo:font-variant="normal" fo:text-transform="none" fo:color="#000000" loext:opacity="100%" fo:letter-spacing="normal" fo:font-style="normal" fo:font-weight="normal"/>
    </style:style>
    <style:style style:name="T86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2pt" fo:letter-spacing="normal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aeb21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16f27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6a1c9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b85bb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20f04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e7286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fe596" style:font-style-asian="normal" style:font-weight-asian="normal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fe596" style:font-style-asian="normal" style:font-weight-asian="normal" style:font-style-complex="normal" style:font-weight-complex="normal" loext:padding="0in" loext:border="none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 loext:padding="0in" loext:border="none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216f27" style:font-style-asian="italic" style:font-weight-asian="bold" style:font-style-complex="italic" style:font-weight-complex="bold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2b85bb" style:font-style-asian="italic" style:font-weight-asian="bold" style:font-style-complex="italic" style:font-weight-complex="bold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320f04" style:font-style-asian="italic" style:font-weight-asian="bold" style:font-style-complex="italic" style:font-weight-complex="bold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3e7286" style:font-style-asian="italic" style:font-weight-asian="bold" style:font-style-complex="italic" style:font-weight-complex="bold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13e7286" style:font-style-asian="italic" style:font-weight-asian="bold" style:font-style-complex="italic" style:font-weight-complex="bold" loext:padding="0in" loext:border="none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officeooo:rsid="0123749f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officeooo:rsid="01237f11"/>
    </style:style>
    <style:style style:name="T105" style:family="text">
      <style:text-properties fo:font-variant="normal" fo:text-transform="none" fo:color="#000000" loext:opacity="100%" style:font-name="Liberation Serif" fo:font-size="12pt" fo:letter-spacing="normal" officeooo:rsid="01238db6"/>
    </style:style>
    <style:style style:name="T106" style:family="text">
      <style:text-properties fo:font-variant="normal" fo:text-transform="none" fo:color="#000000" loext:opacity="100%" style:font-name="Liberation Serif" fo:letter-spacing="normal"/>
    </style:style>
    <style:style style:name="T107" style:family="text">
      <style:text-properties fo:font-variant="normal" fo:text-transform="none" fo:color="#2a6099" loext:opacity="100%" style:font-name="Liberation Serif" fo:font-size="12pt" fo:letter-spacing="normal" officeooo:rsid="00ce37a3" style:font-size-asian="12pt" style:font-size-complex="12pt"/>
    </style:style>
    <style:style style:name="T108" style:family="text">
      <style:text-properties fo:font-variant="normal" fo:text-transform="none" fo:color="#2e2e2e" loext:opacity="100%" fo:font-size="12pt" fo:letter-spacing="normal" fo:font-style="normal" fo:font-weight="normal"/>
    </style:style>
    <style:style style:name="T109" style:family="text">
      <style:text-properties fo:font-variant="normal" fo:text-transform="none" fo:color="#2e2e2e" loext:opacity="100%" style:font-name="Liberation Serif" fo:font-size="12pt" fo:letter-spacing="normal" fo:font-style="normal" fo:font-weight="normal"/>
    </style:style>
    <style:style style:name="T110" style:family="text">
      <style:text-properties fo:font-variant="normal" fo:text-transform="none" fo:color="#2e2e2e" loext:opacity="100%" style:font-name="Liberation Serif" fo:font-size="12pt" fo:letter-spacing="normal" fo:font-style="normal" fo:font-weight="normal" style:font-weight-asian="bold" style:font-name-complex="Times New Roman2" style:font-weight-complex="bold"/>
    </style:style>
    <style:style style:name="T111" style:family="text">
      <style:text-properties fo:font-variant="normal" fo:text-transform="none" fo:color="#2e2e2e" loext:opacity="100%" style:font-name="Liberation Serif" fo:font-size="12pt" fo:letter-spacing="normal" fo:font-style="italic" fo:font-weight="normal" style:font-weight-asian="bold" style:font-name-complex="Times New Roman2" style:font-weight-complex="bold"/>
    </style:style>
    <style:style style:name="T112" style:family="text">
      <style:text-properties fo:font-variant="normal" fo:text-transform="none" fo:color="#086782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weight-asian="bold" style:font-name-complex="Times New Roman2" style:font-weight-complex="bold"/>
    </style:style>
    <style:style style:name="T113" style:family="text">
      <style:text-properties fo:font-variant="normal" fo:text-transform="none" fo:color="#e6e6e6" loext:opacity="100%" style:font-name="Liberation Serif" fo:font-size="12pt" fo:letter-spacing="normal" fo:font-style="normal" fo:font-weight="normal" officeooo:rsid="011aeb21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font-size="12pt" fo:letter-spacing="normal" fo:font-style="normal" fo:font-weight="normal"/>
    </style:style>
    <style:style style:name="T115" style:family="text">
      <style:text-properties fo:font-variant="normal" fo:text-transform="none" fo:font-size="12pt" fo:letter-spacing="normal" fo:font-style="normal" fo:font-weight="normal" officeooo:rsid="010ac3c8"/>
    </style:style>
    <style:style style:name="T116" style:family="text">
      <style:text-properties fo:font-variant="normal" fo:text-transform="none" fo:font-size="12pt" fo:letter-spacing="normal" fo:font-style="normal" fo:font-weight="normal" officeooo:rsid="010c8f2b"/>
    </style:style>
    <style:style style:name="T117" style:family="text">
      <style:text-properties fo:font-variant="normal" fo:text-transform="none" fo:font-size="12pt" fo:letter-spacing="normal" fo:font-style="italic" fo:font-weight="bold" officeooo:rsid="010ac3c8" style:font-style-asian="italic" style:font-weight-asian="bold" style:font-style-complex="italic" style:font-weight-complex="bold"/>
    </style:style>
    <style:style style:name="T118" style:family="text">
      <style:text-properties fo:font-variant="normal" fo:text-transform="none" style:font-name="Liberation Serif" fo:font-size="12pt" fo:letter-spacing="normal" officeooo:rsid="0143ecb1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font-name="Liberation Serif" fo:font-size="12pt" fo:letter-spacing="normal" officeooo:rsid="0146340a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style:font-name="Liberation Serif" fo:font-size="12pt" fo:letter-spacing="normal" fo:font-style="italic" fo:font-weight="bold" officeooo:rsid="0143ecb1" style:font-style-asian="italic" style:font-weight-asian="bold" style:font-style-complex="italic" style:font-weight-complex="bold"/>
    </style:style>
    <style:style style:name="T121" style:family="text">
      <style:text-properties fo:font-size="14pt" style:font-size-asian="14pt" style:font-size-complex="14pt"/>
    </style:style>
    <style:style style:name="T122" style:family="text">
      <style:text-properties fo:font-size="14pt" officeooo:rsid="00f348a4" style:font-size-asian="14pt" style:font-size-complex="14pt"/>
    </style:style>
    <style:style style:name="T123" style:family="text">
      <style:text-properties fo:font-size="10pt" style:font-name-asian="Roboto Light" style:font-size-asian="10pt" style:font-size-complex="10pt"/>
    </style:style>
    <style:style style:name="T124" style:family="text">
      <style:text-properties officeooo:rsid="001ea474"/>
    </style:style>
    <style:style style:name="T125" style:family="text">
      <style:text-properties fo:color="#6a9955" loext:opacity="100%"/>
    </style:style>
    <style:style style:name="T126" style:family="text">
      <style:text-properties fo:color="#6a9955" loext:opacity="100%" fo:language="en" fo:country="US" style:font-name-asian="Roboto Light" style:font-size-asian="12pt" style:font-size-complex="12pt"/>
    </style:style>
    <style:style style:name="T127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28" style:family="text">
      <style:text-properties officeooo:rsid="00464d0a"/>
    </style:style>
    <style:style style:name="T12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0" style:family="text">
      <style:text-properties style:font-name="Liberation Serif" fo:font-size="12pt" style:font-size-asian="12pt" style:font-size-complex="12pt"/>
    </style:style>
    <style:style style:name="T131" style:family="text">
      <style:text-properties officeooo:rsid="004df5eb"/>
    </style:style>
    <style:style style:name="T132" style:family="text">
      <style:text-properties fo:color="#000000" loext:opacity="100%" style:font-name="Liberation Serif" fo:font-style="normal" fo:font-weight="normal" officeooo:rsid="01355544" style:font-name-asian="Times New Roman2" style:font-style-asian="normal" style:font-weight-asian="normal" style:font-name-complex="Times New Roman2" style:font-style-complex="normal" style:font-weight-complex="normal"/>
    </style:style>
    <style:style style:name="T133" style:family="text">
      <style:text-properties fo:color="#000000" loext:opacity="100%" style:font-name="Liberation Serif" fo:font-style="normal" fo:font-weight="normal" officeooo:rsid="01216f27" style:font-name-asian="Times New Roman2" style:font-style-asian="normal" style:font-weight-asian="normal" style:font-name-complex="Times New Roman2" style:font-style-complex="normal" style:font-weight-complex="normal"/>
    </style:style>
    <style:style style:name="T134" style:family="text">
      <style:text-properties fo:color="#000000" loext:opacity="100%" style:font-name="Liberation Serif" fo:font-style="normal" fo:font-weight="normal" officeooo:rsid="0137ef90" style:font-name-asian="Times New Roman2" style:font-style-asian="normal" style:font-weight-asian="normal" style:font-name-complex="Times New Roman2" style:font-style-complex="normal" style:font-weight-complex="normal"/>
    </style:style>
    <style:style style:name="T135" style:family="text">
      <style:text-properties fo:color="#000000" loext:opacity="100%" style:font-name="Liberation Serif" fo:font-style="normal" fo:font-weight="normal" officeooo:rsid="0139ae11" style:font-name-asian="Times New Roman2" style:font-style-asian="normal" style:font-weight-asian="normal" style:font-name-complex="Times New Roman2" style:font-style-complex="normal" style:font-weight-complex="normal"/>
    </style:style>
    <style:style style:name="T136" style:family="text">
      <style:text-properties fo:color="#000000" loext:opacity="100%" style:font-name="Liberation Serif" fo:font-style="normal" fo:font-weight="normal" officeooo:rsid="0142503c" style:font-name-asian="Times New Roman2" style:font-style-asian="normal" style:font-weight-asian="normal" style:font-name-complex="Times New Roman2" style:font-style-complex="normal" style:font-weight-complex="normal"/>
    </style:style>
    <style:style style:name="T137" style:family="text">
      <style:text-properties fo:color="#000000" loext:opacity="100%" style:font-name="Liberation Serif" fo:font-style="italic" fo:font-weight="bold" officeooo:rsid="01355544" style:font-name-asian="Times New Roman2" style:font-style-asian="italic" style:font-weight-asian="bold" style:font-name-complex="Times New Roman2" style:font-style-complex="italic" style:font-weight-complex="bold"/>
    </style:style>
    <style:style style:name="T138" style:family="text">
      <style:text-properties fo:color="#000000" loext:opacity="100%" style:font-name="Liberation Serif" fo:font-style="italic" fo:font-weight="bold" officeooo:rsid="01216f27" style:font-style-asian="italic" style:font-weight-asian="bold" style:font-style-complex="italic" style:font-weight-complex="bold"/>
    </style:style>
    <style:style style:name="T139" style:family="text">
      <style:text-properties fo:color="#000000" loext:opacity="100%" style:font-name="Liberation Serif" fo:font-style="italic" officeooo:rsid="01216f27" style:font-style-asian="italic" style:font-style-complex="italic"/>
    </style:style>
    <style:style style:name="T140" style:family="text">
      <style:text-properties fo:color="#000000" loext:opacity="100%" style:font-name="Liberation Mono" officeooo:rsid="013e7286" style:font-style-asian="normal" style:font-weight-asian="normal" style:font-style-complex="normal" style:font-weight-complex="normal"/>
    </style:style>
    <style:style style:name="T141" style:family="text">
      <style:text-properties officeooo:rsid="009b76e1"/>
    </style:style>
    <style:style style:name="T142" style:family="text">
      <style:text-properties officeooo:rsid="00497627"/>
    </style:style>
    <style:style style:name="T143" style:family="text">
      <style:text-properties officeooo:rsid="005142ea"/>
    </style:style>
    <style:style style:name="T144" style:family="text">
      <style:text-properties officeooo:rsid="0052dfc7"/>
    </style:style>
    <style:style style:name="T145" style:family="text">
      <style:text-properties officeooo:rsid="00553297"/>
    </style:style>
    <style:style style:name="T146" style:family="text">
      <style:text-properties officeooo:rsid="004f26a4"/>
    </style:style>
    <style:style style:name="T147" style:family="text">
      <style:text-properties officeooo:rsid="00da5172"/>
    </style:style>
    <style:style style:name="T148" style:family="text">
      <style:text-properties fo:color="#c586c0" loext:opacity="100%"/>
    </style:style>
    <style:style style:name="T149" style:family="text">
      <style:text-properties fo:color="#4ec9b0" loext:opacity="100%"/>
    </style:style>
    <style:style style:name="T150" style:family="text">
      <style:text-properties fo:font-weight="normal" officeooo:rsid="01216f27" style:font-style-asian="normal" style:font-weight-asian="normal" style:font-style-complex="normal" style:font-weight-complex="normal"/>
    </style:style>
    <style:style style:name="T151" style:family="text">
      <style:text-properties fo:font-weight="normal" officeooo:rsid="012b85bb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71ac17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6a2340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6bb31d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6f412d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11d1f61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solid" style:text-underline-width="auto" style:text-underline-color="font-color" fo:font-weight="normal" officeooo:rsid="006bb31d" style:font-style-asian="normal" style:font-weight-asian="normal" style:font-style-complex="normal" style:font-weight-complex="normal"/>
    </style:style>
    <style:style style:name="T158" style:family="text">
      <style:text-properties style:font-name="Liberation Serif"/>
    </style:style>
    <style:style style:name="T159" style:family="text">
      <style:text-properties style:font-name="Liberation Serif" style:font-name-complex="Times New Roman2"/>
    </style:style>
    <style:style style:name="T160" style:family="text">
      <style:text-properties style:font-name="Liberation Serif" officeooo:rsid="010084fe" style:font-name-complex="Times New Roman2"/>
    </style:style>
    <style:style style:name="T161" style:family="text">
      <style:text-properties style:font-name="Liberation Serif" officeooo:rsid="00fde067" style:font-name-complex="Times New Roman2"/>
    </style:style>
    <style:style style:name="T162" style:family="text">
      <style:text-properties style:font-name="Liberation Serif" officeooo:rsid="0101f3ac" style:font-name-complex="Times New Roman2"/>
    </style:style>
    <style:style style:name="T163" style:family="text">
      <style:text-properties style:font-name="Liberation Serif" officeooo:rsid="0103ed84" style:font-name-complex="Times New Roman2"/>
    </style:style>
    <style:style style:name="T164" style:family="text">
      <style:text-properties style:font-name="Liberation Serif" officeooo:rsid="0105a26c" style:font-name-complex="Times New Roman2"/>
    </style:style>
    <style:style style:name="T165" style:family="text">
      <style:text-properties style:font-name="Liberation Serif" officeooo:rsid="01051dcb" style:font-name-complex="Times New Roman2"/>
    </style:style>
    <style:style style:name="T166" style:family="text">
      <style:text-properties style:font-name="Liberation Serif" officeooo:rsid="01088f8f" style:font-name-complex="Times New Roman2"/>
    </style:style>
    <style:style style:name="T167" style:family="text">
      <style:text-properties style:font-name="Liberation Serif" fo:font-style="italic" fo:font-weight="bold" style:font-style-asian="italic" style:font-weight-asian="bold" style:font-name-complex="Times New Roman2" style:font-style-complex="italic" style:font-weight-complex="bold"/>
    </style:style>
    <style:style style:name="T168" style:family="text">
      <style:text-properties style:font-name="Liberation Serif" fo:font-style="italic" fo:font-weight="bold" officeooo:rsid="010084fe" style:font-style-asian="italic" style:font-weight-asian="bold" style:font-name-complex="Times New Roman2" style:font-style-complex="italic" style:font-weight-complex="bold"/>
    </style:style>
    <style:style style:name="T169" style:family="text">
      <style:text-properties style:font-name="Liberation Serif" fo:font-style="italic" fo:font-weight="bold" officeooo:rsid="0101f3ac" style:font-style-asian="italic" style:font-weight-asian="bold" style:font-name-complex="Times New Roman2" style:font-style-complex="italic" style:font-weight-complex="bold"/>
    </style:style>
    <style:style style:name="T170" style:family="text">
      <style:text-properties style:font-name="Liberation Serif" fo:font-style="italic" fo:font-weight="bold" officeooo:rsid="0103ed84" style:font-style-asian="italic" style:font-weight-asian="bold" style:font-name-complex="Times New Roman2" style:font-style-complex="italic" style:font-weight-complex="bold"/>
    </style:style>
    <style:style style:name="T171" style:family="text">
      <style:text-properties style:font-name="Liberation Serif" fo:font-style="italic" fo:font-weight="bold" officeooo:rsid="00fde067" style:font-style-asian="italic" style:font-weight-asian="bold" style:font-name-complex="Times New Roman2" style:font-style-complex="italic" style:font-weight-complex="bold"/>
    </style:style>
    <style:style style:name="T17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73" style:family="text">
      <style:text-properties style:font-name="Liberation Serif" fo:font-style="italic" fo:font-weight="bold" officeooo:rsid="00fde067" style:font-style-asian="italic" style:font-weight-asian="bold" style:font-style-complex="italic" style:font-weight-complex="bold"/>
    </style:style>
    <style:style style:name="T174" style:family="text">
      <style:text-properties style:font-name="Liberation Serif" fo:font-style="italic" fo:font-weight="bold" officeooo:rsid="012b85bb" style:font-style-asian="italic" style:font-weight-asian="bold" style:font-style-complex="italic" style:font-weight-complex="bold"/>
    </style:style>
    <style:style style:name="T175" style:family="text">
      <style:text-properties style:font-name="Liberation Serif" fo:font-style="italic" fo:font-weight="bold" officeooo:rsid="014405e8" style:font-style-asian="italic" style:font-weight-asian="bold" style:font-style-complex="italic" style:font-weight-complex="bold"/>
    </style:style>
    <style:style style:name="T176" style:family="text">
      <style:text-properties style:font-name="Liberation Serif" fo:font-style="italic" fo:font-weight="bold" officeooo:rsid="0146340a" style:font-style-asian="italic" style:font-weight-asian="bold" style:font-style-complex="italic" style:font-weight-complex="bold"/>
    </style:style>
    <style:style style:name="T177" style:family="text">
      <style:text-properties style:font-name="Liberation Serif" fo:font-style="italic" fo:font-weight="bold" officeooo:rsid="0147af07" style:font-style-asian="italic" style:font-weight-asian="bold" style:font-style-complex="italic" style:font-weight-complex="bold"/>
    </style:style>
    <style:style style:name="T178" style:family="text">
      <style:text-properties style:font-name="Liberation Serif" fo:font-style="italic" fo:font-weight="bold" officeooo:rsid="0139ae11" style:font-name-asian="Times New Roman2" style:font-style-asian="italic" style:font-weight-asian="bold" style:font-name-complex="Times New Roman2" style:font-style-complex="italic" style:font-weight-complex="bold"/>
    </style:style>
    <style:style style:name="T179" style:family="text">
      <style:text-properties style:font-name="Liberation Serif" fo:font-style="italic" officeooo:rsid="01216f27" style:font-style-asian="italic" style:font-style-complex="italic"/>
    </style:style>
    <style:style style:name="T180" style:family="text">
      <style:text-properties style:font-name="Liberation Serif" fo:font-style="italic" officeooo:rsid="01216f27" style:font-style-asian="italic" style:font-weight-asian="normal" style:font-style-complex="italic" style:font-weight-complex="normal"/>
    </style:style>
    <style:style style:name="T181" style:family="text">
      <style:text-properties style:font-name="Liberation Serif" officeooo:rsid="01216f27" style:font-style-asian="normal" style:font-style-complex="normal"/>
    </style:style>
    <style:style style:name="T182" style:family="text">
      <style:text-properties style:font-name="Liberation Serif" officeooo:rsid="012b85bb" style:font-style-asian="normal" style:font-style-complex="normal"/>
    </style:style>
    <style:style style:name="T183" style:family="text">
      <style:text-properties style:font-name="Liberation Serif" officeooo:rsid="013042f1" style:font-style-asian="normal" style:font-style-complex="normal"/>
    </style:style>
    <style:style style:name="T184" style:family="text">
      <style:text-properties style:font-name="Liberation Serif" officeooo:rsid="01216f27" style:font-name-asian="Times New Roman2" style:font-style-asian="normal" style:font-weight-asian="normal" style:font-name-complex="Times New Roman2" style:font-style-complex="normal" style:font-weight-complex="normal"/>
    </style:style>
    <style:style style:name="T185" style:family="text">
      <style:text-properties style:font-name="Liberation Serif" style:font-name-asian="Times New Roman2" style:font-name-complex="Times New Roman2"/>
    </style:style>
    <style:style style:name="T186" style:family="text">
      <style:text-properties style:font-name="Liberation Serif" officeooo:rsid="0137ef90" style:font-name-asian="Times New Roman2" style:font-name-complex="Times New Roman2"/>
    </style:style>
    <style:style style:name="T187" style:family="text">
      <style:text-properties style:font-name="Liberation Serif" officeooo:rsid="0139ae11" style:font-name-asian="Times New Roman2" style:font-name-complex="Times New Roman2"/>
    </style:style>
    <style:style style:name="T188" style:family="text">
      <style:text-properties style:font-name="Liberation Serif" fo:font-weight="normal" style:font-weight-asian="normal" style:font-weight-complex="normal"/>
    </style:style>
    <style:style style:name="T189" style:family="text">
      <style:text-properties style:font-name="Liberation Serif" fo:font-style="normal" fo:font-weight="normal" officeooo:rsid="0146340a" style:font-style-asian="normal" style:font-weight-asian="normal" style:font-style-complex="normal" style:font-weight-complex="normal"/>
    </style:style>
    <style:style style:name="T190" style:family="text">
      <style:text-properties style:font-name="Liberation Serif" officeooo:rsid="0143ecb1"/>
    </style:style>
    <style:style style:name="T191" style:family="text">
      <style:text-properties style:font-name="Liberation Serif" officeooo:rsid="014405e8"/>
    </style:style>
    <style:style style:name="T192" style:family="text">
      <style:text-properties style:font-name="Liberation Serif" officeooo:rsid="014436a8"/>
    </style:style>
    <style:style style:name="T193" style:family="text">
      <style:text-properties style:font-name="Liberation Serif" officeooo:rsid="0146340a"/>
    </style:style>
    <style:style style:name="T194" style:family="text">
      <style:text-properties style:font-name="Times New Roman1" style:font-name-asian="Times New Roman2" style:font-name-complex="Times New Roman2"/>
    </style:style>
    <style:style style:name="T195" style:family="text">
      <style:text-properties style:font-name="Times New Roman1" officeooo:rsid="01216f27" style:font-name-asian="Times New Roman2" style:font-name-complex="Times New Roman2"/>
    </style:style>
    <style:style style:name="T196" style:family="text">
      <style:text-properties style:font-name="Times New Roman1" officeooo:rsid="013c8e10" style:font-name-asian="Times New Roman2" style:font-style-asian="normal" style:font-weight-asian="normal" style:font-name-complex="Times New Roman2" style:font-style-complex="normal" style:font-weight-complex="normal"/>
    </style:style>
    <style:style style:name="T197" style:family="text">
      <style:text-properties style:font-name="Times New Roman1" officeooo:rsid="01407020" style:font-name-asian="Times New Roman2" style:font-style-asian="normal" style:font-weight-asian="normal" style:font-name-complex="Times New Roman2" style:font-style-complex="normal" style:font-weight-complex="normal"/>
    </style:style>
    <style:style style:name="T198" style:family="text">
      <style:text-properties style:font-name="Times New Roman1" style:font-name-complex="Times New Roman2"/>
    </style:style>
    <style:style style:name="T199" style:family="text">
      <style:text-properties style:font-name="Times New Roman1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T200" style:family="text">
      <style:text-properties style:font-name="Times New Roman1" fo:font-style="italic" fo:font-weight="bold" officeooo:rsid="011d0c59" style:font-name-asian="Times New Roman2" style:font-style-asian="italic" style:font-weight-asian="bold" style:font-name-complex="Times New Roman2" style:font-style-complex="italic" style:font-weight-complex="bold"/>
    </style:style>
    <style:style style:name="T201" style:family="text">
      <style:text-properties style:font-name="Times New Roman1" fo:font-style="italic" fo:font-weight="bold" officeooo:rsid="01407020" style:font-name-asian="Times New Roman2" style:font-style-asian="italic" style:font-weight-asian="bold" style:font-name-complex="Times New Roman2" style:font-style-complex="italic" style:font-weight-complex="bold"/>
    </style:style>
    <style:style style:name="T202" style:family="text">
      <style:text-properties style:font-name="Times New Roman1" fo:font-style="normal" fo:font-weight="normal" officeooo:rsid="013c8e10" style:font-name-asian="Times New Roman2" style:font-style-asian="normal" style:font-weight-asian="normal" style:font-name-complex="Times New Roman2" style:font-style-complex="normal" style:font-weight-complex="normal"/>
    </style:style>
    <style:style style:name="T203" style:family="text">
      <style:text-properties style:font-name-asian="Times New Roman2" style:font-name-complex="Times New Roman2"/>
    </style:style>
    <style:style style:name="T204" style:family="text">
      <style:text-properties style:font-name-complex="Times New Roman2"/>
    </style:style>
    <style:style style:name="T205" style:family="text">
      <style:text-properties officeooo:rsid="00f46c21" style:font-name-complex="Times New Roman2"/>
    </style:style>
    <style:style style:name="T206" style:family="text">
      <style:text-properties officeooo:rsid="00f757b3" style:font-name-complex="Times New Roman2"/>
    </style:style>
    <style:style style:name="T207" style:family="text">
      <style:text-properties officeooo:rsid="00f64d0d" style:font-name-complex="Times New Roman2"/>
    </style:style>
    <style:style style:name="T208" style:family="text">
      <style:text-properties officeooo:rsid="00f61442" style:font-name-complex="Times New Roman2"/>
    </style:style>
    <style:style style:name="T209" style:family="text">
      <style:text-properties officeooo:rsid="00f95cc0" style:font-name-complex="Times New Roman2"/>
    </style:style>
    <style:style style:name="T210" style:family="text">
      <style:text-properties officeooo:rsid="00fb2ae1" style:font-name-complex="Times New Roman2"/>
    </style:style>
    <style:style style:name="T211" style:family="text">
      <style:text-properties officeooo:rsid="00fb9045" style:font-name-complex="Times New Roman2"/>
    </style:style>
    <style:style style:name="T212" style:family="text">
      <style:text-properties officeooo:rsid="00f9cea4" style:font-name-complex="Times New Roman2"/>
    </style:style>
    <style:style style:name="T213" style:family="text">
      <style:text-properties officeooo:rsid="00fde067" style:font-name-complex="Times New Roman2"/>
    </style:style>
    <style:style style:name="T214" style:family="text">
      <style:text-properties fo:language="en" fo:country="GB" fo:font-style="italic" fo:font-weight="bold" officeooo:rsid="00fde067" style:font-style-asian="italic" style:font-weight-asian="bold" style:font-name-complex="Times New Roman2" style:font-style-complex="italic" style:font-weight-complex="bold"/>
    </style:style>
    <style:style style:name="T215" style:family="text">
      <style:text-properties officeooo:rsid="001ef1b0"/>
    </style:style>
    <style:style style:name="T216" style:family="text">
      <style:text-properties officeooo:rsid="010ac3c8"/>
    </style:style>
    <style:style style:name="T217" style:family="text">
      <style:text-properties officeooo:rsid="01112ea9"/>
    </style:style>
    <style:style style:name="T218" style:family="text">
      <style:text-properties officeooo:rsid="00794d73"/>
    </style:style>
    <style:style style:name="T219" style:family="text">
      <style:text-properties officeooo:rsid="01216f27" style:font-style-asian="normal" style:font-weight-asian="normal" style:font-style-complex="normal" style:font-weight-complex="normal"/>
    </style:style>
    <style:style style:name="T220" style:family="text">
      <style:text-properties officeooo:rsid="01216f27" style:font-style-asian="normal" style:font-style-complex="normal"/>
    </style:style>
    <style:style style:name="T221" style:family="text">
      <style:text-properties officeooo:rsid="01280e3a"/>
    </style:style>
    <style:style style:name="T222" style:family="text">
      <style:text-properties officeooo:rsid="0129aaf5"/>
    </style:style>
    <style:style style:name="T223" style:family="text">
      <style:text-properties fo:color="#4fc1ff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0.41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2" text:outline-level="6" loext:marker-style-name="T13"><text:bookmark-start text:name="_Toc174965496"/><text:span text:style-name="T11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32" text:outline-level="6" loext:marker-style-name="T13"><text:bookmark-start text:name="_Toc174965497"/><text:span text:style-name="T11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32" text:outline-level="6" loext:marker-style-name="T13"><text:bookmark-start text:name="_Toc174965498"/><text:span text:style-name="T11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33" text:outline-level="6" loext:marker-style-name="T13"><text:bookmark-start text:name="_Toc174965499"/><text:span text:style-name="T11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Кафедра параллельных вычислений</text:p>
      <text:p text:style-name="P45" loext:marker-style-name="T17"/>
      <text:p text:style-name="P45" loext:marker-style-name="T17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4" text:outline-level="7"><text:bookmark-start text:name="_Toc174965500"/><text:span text:style-name="T12">ОТЧЕТ</text:span><text:bookmark-end text:name="_Toc174965500"/><text:bookmark-start text:name="_Toc174965501"/><text:span text:style-name="T13"> </text:span><text:span text:style-name="T12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 loext:marker-style-name="T20"><text:span text:style-name="T20"><text:s/></text:span><text:span text:style-name="T121"><text:s/></text:span><text:span text:style-name="T122">Программирование многопоточных приложений. POSIX Threads</text:span></text:p>
      <text:p text:style-name="P7">студента 2 курса, группы 23201</text:p>
      <text:p text:style-name="P7"/>
      <text:p text:style-name="P19">Сорокина Матвея Павловича</text:p>
      <text:p text:style-name="P10"/>
      <text:p text:style-name="P8">Направление 09.03.01 – «Информатика и вычислительная техника»</text:p>
      <text:p text:style-name="P9"/>
      <text:p text:style-name="P5"/>
      <text:p text:style-name="P5"/>
      <text:p text:style-name="P6"/>
      <text:p text:style-name="P6">Преподаватель:</text:p>
      <text:p text:style-name="P6">А.С. Матвеев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5"/>
      <text:p text:style-name="P5"/>
      <text:p text:style-name="P5"/>
      <text:p text:style-name="P5"/>
      <text:p text:style-name="P5"/>
      <text:p text:style-name="P7">Новосибирск 202<text:span text:style-name="T124">5</text:span></text:p>
      <text:p text:style-name="P48" loext:marker-style-name="T19"/>
      <text:p text:style-name="P47" loext:marker-style-name="T19"><text:span text:style-name="T19"/></text:p>
      <text:p text:style-name="P47" loext:marker-style-name="T19"><text:span text:style-name="T19"/></text:p>
      <text:p text:style-name="P47" loext:marker-style-name="T19"><text:span text:style-name="T19"/></text:p>
      <text:p text:style-name="P47" loext:marker-style-name="T19"><text:span text:style-name="T19"/></text:p>
      <text:p text:style-name="P47" loext:marker-style-name="T19"><text:span text:style-name="T19"/></text:p>
      <text:p text:style-name="P47" loext:marker-style-name="T19"><text:span text:style-name="T19"/></text:p>
      <text:p text:style-name="P47" loext:marker-style-name="T19"><text:soft-page-break/><text:span text:style-name="T19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439_18915293" text:style-name="Index_20_Link" text:visited-style-name="Index_20_Link">ЦЕЛЬ<text:tab/>3</text:a></text:p>
          <text:p text:style-name="P21"><text:a xlink:type="simple" xlink:href="#__RefHeading___Toc441_18915293" text:style-name="Index_20_Link" text:visited-style-name="Index_20_Link">ЗАДАНИЕ<text:tab/>3</text:a></text:p>
          <text:p text:style-name="P21"><text:a xlink:type="simple" xlink:href="#__RefHeading___Toc443_18915293" text:style-name="Index_20_Link" text:visited-style-name="Index_20_Link">ОПИСАНИЕ РАБОТЫ<text:tab/>4</text:a></text:p>
          <text:p text:style-name="P21"><text:a xlink:type="simple" xlink:href="#__RefHeading___Toc14228_1515385987" text:style-name="Index_20_Link" text:visited-style-name="Index_20_Link">ЗАКЛЮЧЕНИЕ<text:tab/>7</text:a></text:p>
          <text:p text:style-name="P21"><text:a xlink:type="simple" xlink:href="#__RefHeading___Toc447_18915293" text:style-name="Index_20_Link" text:visited-style-name="Index_20_Link">ПРИЛОЖЕНИЯ<text:tab/>8</text:a></text:p>
          <text:p text:style-name="P21"><text:a xlink:type="simple" xlink:href="#__RefHeading___Toc451_18915293" text:style-name="Index_20_Link" text:visited-style-name="Index_20_Link">Приложение 1: Исходный код программы parallel.cpp<text:tab/>8</text:a></text:p>
          <text:p text:style-name="P21"><text:a xlink:type="simple" xlink:href="#__RefHeading___Toc451_18915293%20Copy%202%20Copy%201" text:style-name="Index_20_Link" text:visited-style-name="Index_20_Link">Приложение 2: Исходный код программы run.sh для создания файла для визуализации с расширением .clog2<text:tab/>12</text:a></text:p>
          <text:p text:style-name="P21"><text:a xlink:type="simple" xlink:href="#__RefHeading___Toc451_18915293%20Copy%202%20Copy%201%20Copy%201" text:style-name="Index_20_Link" text:visited-style-name="Index_20_Link">Приложение 3: Образец исходного кода программы test_cluster1.sh<text:tab/>12</text:a></text:p>
          <text:p text:style-name="P21"><text:a xlink:type="simple" xlink:href="#__RefHeading___Toc451_18915293%20Copy%202%20Copy%201%20Copy%201%20Copy%201" text:style-name="Index_20_Link" text:visited-style-name="Index_20_Link">Приложение 4: визуализации трассировочного файла формата .slog2<text:tab/>13</text:a></text:p>
          <text:p text:style-name="P21"><text:a xlink:type="simple" xlink:href="#__RefHeading___Toc451_18915293%20Copy%202%20Copy%201%20Copy%201%20Copy%201%20Copy%201" text:style-name="Index_20_Link" text:visited-style-name="Index_20_Link">Приложение 5: график ускорения и эффективности<text:tab/>13</text:a></text:p>
        </text:index-body>
      </text:table-of-content>
      <text:p text:style-name="P12"/>
      <text:p text:style-name="P13"/>
      <text:h text:style-name="P25" text:outline-level="1" loext:marker-style-name="T14"><text:bookmark-start text:name="_Toc181300384"/><text:bookmark-start text:name="__RefHeading___Toc439_18915293"/><text:span text:style-name="T14">ЦЕЛЬ</text:span><text:bookmark-end text:name="_Toc181300384"/><text:bookmark-end text:name="__RefHeading___Toc439_18915293"/></text:h>
      <text:p text:style-name="P97"><text:span text:style-name="T108">Освоить разработку многопоточных программ с использованием POSIX Threads API. Познакомиться с задачей динамического распределения работы между процессорами.</text:span></text:p>
      <text:h text:style-name="P26" text:outline-level="1" loext:marker-style-name="T14"><text:bookmark-start text:name="__RefHeading___Toc441_18915293"/><text:bookmark-start text:name="_Toc181300385"/><text:span text:style-name="T14">ЗАДАНИЕ</text:span><text:bookmark-end text:name="__RefHeading___Toc441_18915293"/><text:bookmark-end text:name="_Toc181300385"/></text:h>
      <text:p text:style-name="P130" loext:marker-style-name="T14"><text:span text:style-name="T110">Есть список неделимых заданий, каждое из которых может быть выполнено независимо от другого. Как формируется задание, </text:span><text:span text:style-name="T112">см. ниже</text:span><text:span text:style-name="T110">. Задания могут иметь различный вычислительный вес, т.е. требовать при одних и тех же вычислительных ресурсах различного времени для выполнения. Считается, что этот вес нельзя узнать, пока задание не выполнено. После того, как </text:span><text:span text:style-name="Emphasis"><text:span text:style-name="T111">все</text:span></text:span><text:span text:style-name="T110"> задания из списка выполнены, появляется новый список заданий. Необходимо организовать параллельную обработку заданий на нескольких компьютерах. Количество заданий существенно превосходит количество процессоров. Программа не должна зависеть от числа компьютеров.<text:line-break/>Понятно, что для распараллеливания задачи задания из списка нужно распределять между компьютерами. Так как задания имеют различный вычислительный вес, а список обрабатывается итеративно, и требуется синхронизация перед каждой итерацией, то могут возникать ситуации, когда некоторые процессоры выполнили свою работу, а другие -- еще нет. Если ничего не предпринять, первые будут простаивать в ожидании последних. Так возникает задача динамического распределения работы. Для ее решения на каждом процессоре заведем несколько потоков. Как минимум, потоков должно быть 2:</text:span></text:p>
      <text:list text:style-name="L9">
        <text:list-item>
          <text:p text:style-name="P131" loext:marker-style-name="T14"><text:span text:style-name="T109">поток, который обрабатывает задания и, когда задания закончились, обращается к другим компьютерам за добавкой к работе,</text:span></text:p>
        </text:list-item>
        <text:list-item>
          <text:p text:style-name="P131" loext:marker-style-name="T14"><text:span text:style-name="T109">поток, ожидающий запросов о работе от других компьютеров</text:span></text:p>
        </text:list-item>
      </text:list>
      <text:p text:style-name="P129">Полезно может быть завести третий поток, который возьмет на себя задачу подкачки работ на компьютер, при этом первый поток будет только обрабатывать задания. В таком случае третий поток, до того как кончатся задания (соответствующий момент времени определить самостоятельно), на фоне счета будет отсылать запросы о работе и добавлять к локальному списку пришедшие задания.</text:p>
      <text:p text:style-name="P4" loext:marker-style-name="T14"><text:span text:style-name="T14"/></text:p>
      <text:p text:style-name="P2"/>
      <text:h text:style-name="P20" text:outline-level="1"><text:bookmark-start text:name="_Toc181300386"/><text:bookmark-start text:name="__RefHeading___Toc443_18915293"/>ОПИСАНИЕ РАБОТЫ<text:bookmark-end text:name="_Toc181300386"/><text:bookmark-end text:name="__RefHeading___Toc443_18915293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16">MPI (Message Passing Interface)</text:span><text:span text:style-name="T129"> </text:span><text:span text:style-name="T130">- </text:span><text:span text:style-name="T48">программный интерфейс </text:span><text:span text:style-name="T49">(API)</text:span><text:span text:style-name="T48"> для передачи </text:span><text:span text:style-name="T49">информации</text:span><text:span text:style-name="T48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xml:id="list2732252501" text:style-name="L2">
        <text:list-item>
          <text:p text:style-name="P104">На языке С++ были написан<text:span text:style-name="T141">а </text:span>параллельн<text:span text:style-name="T128">ая </text:span><text:span text:style-name="T141">программа </text:span><text:span text:style-name="T24">parallel.cpp</text:span><text:span text:style-name="T141">,</text:span> <text:span text:style-name="T203">параллельная программа, реализующая алгоритм балансировки задач между процессами (см. Приложение 1.) </text:span></text:p>
          <text:p text:style-name="P104"><text:span text:style-name="T203"/></text:p>
        </text:list-item>
        <text:list-item>
          <text:p text:style-name="P105"><text:span text:style-name="T203">Описание програмы:</text:span></text:p>
        </text:list-item>
      </text:list>
      <text:p text:style-name="P98" loext:marker-style-name="T198"><text:span text:style-name="T203">Код моделирует систему распределения задач между процессами в параллельной среде с использованием алгоритма балансировки нагрузки.</text:span></text:p>
      <text:p text:style-name="P99" loext:marker-style-name="T198"><text:span text:style-name="T203"/></text:p>
      <text:p text:style-name="P99" loext:marker-style-name="T198"><text:span text:style-name="T204">Каждый процесс имеет свою очередь задач, доступ к которой осуществляется с помощью класса </text:span><text:span text:style-name="T34">SafeQueue</text:span><text:span text:style-name="T204">. </text:span></text:p>
      <text:p text:style-name="P99" loext:marker-style-name="T198"><text:span text:style-name="T204">Имеется два потока: </text:span></text:p>
      <text:list text:style-name="L10">
        <text:list-item>
          <text:p text:style-name="P101" loext:marker-style-name="T198"><text:span text:style-name="T204">для обработки сообщений - </text:span><text:span text:style-name="T34">messageThread</text:span><text:span text:style-name="T205">.</text:span></text:p>
        </text:list-item>
        <text:list-item>
          <text:p text:style-name="P101" loext:marker-style-name="T198"><text:span text:style-name="T204">для выполнения задач – </text:span><text:span text:style-name="T34">executingThread</text:span><text:span text:style-name="T204">.</text:span></text:p>
        </text:list-item>
      </text:list>
      <text:p text:style-name="P98" loext:marker-style-name="T198"><text:span text:style-name="T204"/></text:p>
      <text:p text:style-name="P106" loext:marker-style-name="T198"><text:span text:style-name="T204">Также стоит оговорить порядок действий </text:span><text:span text:style-name="T206">одной </text:span><text:span text:style-name="T207">итерации </text:span><text:span text:style-name="T204">процесс</text:span><text:span text:style-name="T207">а </text:span><text:span text:style-name="T204">программы:</text:span></text:p>
      <text:list xml:id="list1811740438" text:style-name="L11">
        <text:list-item>
          <text:p text:style-name="P107" loext:marker-style-name="T198"><text:span text:style-name="T208">К</text:span><text:span text:style-name="T204">аждый процесс инициализирует свою очередь задач с помощью </text:span><text:span text:style-name="T34">refillTaskList</text:span><text:span text:style-name="T204">, заполняя его определенным количеством задач.</text:span></text:p>
        </text:list-item>
        <text:list-item>
          <text:p text:style-name="P107" loext:marker-style-name="T198"><text:span text:style-name="T209">Методом </text:span><text:span text:style-name="T35">executeTasks</text:span><text:span text:style-name="T209"> последовательно </text:span><text:span text:style-name="T204">извлекае</text:span><text:span text:style-name="T209">м</text:span><text:span text:style-name="T204"> задачи из очереди и выполняе</text:span><text:span text:style-name="T209">м</text:span><text:span text:style-name="T204"> их.</text:span></text:p>
        </text:list-item>
        <text:list-item>
          <text:p text:style-name="P108" loext:marker-style-name="T198"><text:span text:style-name="T204">Балансировка нагрузки (если включен флаг </text:span><text:span text:style-name="T34">BALANCE</text:span><text:span text:style-name="T204">):</text:span></text:p>
        </text:list-item>
      </text:list>
      <text:list text:style-name="L12">
        <text:list-item>
          <text:p text:style-name="P109" loext:marker-style-name="T198"><text:span text:style-name="T210">О</text:span><text:span text:style-name="T204">бходим все процессы и запрашиваем у них задачи, отправляя им сообщения с номером своего процесса.</text:span></text:p>
        </text:list-item>
        <text:list-item>
          <text:p text:style-name="P110" loext:marker-style-name="T198"><text:span text:style-name="T210">П</text:span><text:span text:style-name="T204">роцессы, получающие запросы, проверяют, есть ли у них избыточные задачи и если это так, отправляют их </text:span><text:span text:style-name="T211">количество </text:span><text:span text:style-name="T204">запрашивающему процессу. </text:span><text:span text:style-name="T211">Если же нет, то получим флаг </text:span><text:span text:style-name="T36">NO_TASKS</text:span><text:span text:style-name="T211">.</text:span></text:p>
        </text:list-item>
        <text:list-item>
          <text:p text:style-name="P102" loext:marker-style-name="T198"><text:span text:style-name="T211">Запрашивающий задачи п</text:span><text:span text:style-name="T212">роцесс </text:span><text:span text:style-name="T211">получает ответы от процессов, и если получил не флаг, то читает еще сообщение, в котором уже лежат новые задачи в векторе </text:span><text:span text:style-name="T36">receivedTasks</text:span><text:span text:style-name="T211">, он </text:span><text:span text:style-name="T212">добавляет их в свою очередь и </text:span><text:span text:style-name="T211">опять последовательно </text:span><text:span text:style-name="T212">выполняет.</text:span></text:p>
        </text:list-item>
      </text:list>
      <text:list text:continue-list="list1811740438" text:style-name="L11">
        <text:list-item>
          <text:p text:style-name="P111" loext:marker-style-name="T198"><text:span text:style-name="T204">Синхронизируем все процессы перед выполнением следующей итерации с помощью </text:span><text:span text:style-name="T34">MPI_Barrier</text:span><text:span text:style-name="T204">.</text:span></text:p>
        </text:list-item>
      </text:list>
      <text:p text:style-name="P103" loext:marker-style-name="T198"><text:span text:style-name="T213">Процесс, выполнивший все итерации, отправляет сообщение </text:span><text:span text:style-name="T214">FINISHED</text:span><text:span text:style-name="T213"> всем остальным. </text:span></text:p>
      <text:list text:style-name="L13">
        <text:list-item>
          <text:p text:style-name="P92" loext:marker-style-name="T198"><text:span text:style-name="T159">Поток </text:span><text:span text:style-name="T167">messageThread</text:span><text:span text:style-name="T159"> каждого процесса слушает сообщения </text:span><text:span text:style-name="T160">(с помощью функции неблокирущего приема сообщений </text:span><text:span text:style-name="T168">Irecv</text:span><text:span text:style-name="T160">)</text:span><text:span text:style-name="T159"> от других процессов, в том числе </text:span><text:span text:style-name="T161">и </text:span><text:span text:style-name="T167">FINISHED</text:span><text:span text:style-name="T159">. </text:span><text:span text:style-name="T161">Когда он получает это сообщение, </text:span><text:span text:style-name="T162">то устанавливает флаг очереди процесса </text:span><text:span text:style-name="T169">running</text:span><text:span text:style-name="T162">, </text:span><text:span text:style-name="T163">проверяющий работу очереди на </text:span><text:span text:style-name="T170">false</text:span><text:span text:style-name="T163"> и </text:span><text:span text:style-name="T161">прекращает свою работу. </text:span></text:p>
          <text:p text:style-name="P92" loext:marker-style-name="T198"><text:span text:style-name="T164">Также </text:span><text:span text:style-name="T161">поток </text:span><text:span text:style-name="Source_20_Text"><text:span text:style-name="T173">messageThread</text:span></text:span><text:span text:style-name="T161"> считает, сколько таких </text:span><text:span text:style-name="T166">сообщений</text:span><text:span text:style-name="T161"> он получил (переменная </text:span><text:span text:style-name="Source_20_Text"><text:span text:style-name="T173">finishCount</text:span></text:span><text:span text:style-name="T161">), и когда их становится равно общему числу процессов, </text:span><text:span text:style-name="T164">то </text:span><text:span text:style-name="T161">он устанавливает </text:span><text:span text:style-name="Source_20_Text"><text:span text:style-name="T173">queue.running = false</text:span></text:span><text:span text:style-name="T161"> и завершает ожидание запросов.</text:span></text:p>
        </text:list-item>
        <text:list-item>
          <text:p text:style-name="P91" loext:marker-style-name="T198"><text:span text:style-name="T161">Поток </text:span><text:span text:style-name="T171">executingThread</text:span><text:span text:style-name="T161"> прекращает свою работу, когда </text:span><text:span text:style-name="T165">выполняет все итерации</text:span><text:span text:style-name="T161">.</text:span></text:p>
        </text:list-item>
      </text:list>
      <text:p text:style-name="P90" loext:marker-style-name="T198"><text:span text:style-name="T198"/></text:p>
      <text:list xml:id="list220418619144783" text:continue-list="list2732252501" text:style-name="L2">
        <text:list-item>
          <text:p text:style-name="P112"><text:span text:style-name="T194">Подробно рассмотрю </text:span><text:span text:style-name="T195">логику</text:span><text:span text:style-name="T194"> функции </text:span><text:span text:style-name="T199">run</text:span><text:span text:style-name="T200">Message</text:span><text:span text:style-name="T199">Thread</text:span></text:p>
          <text:p text:style-name="P119"><text:soft-page-break/><text:span text:style-name="T194">Вообще поток </text:span><text:span text:style-name="T199">messageThread</text:span><text:span text:style-name="T194"> отвечает за две ключевые задачи:</text:span></text:p>
        </text:list-item>
      </text:list>
      <text:list text:style-name="L15">
        <text:list-item>
          <text:p text:style-name="P120"><text:span text:style-name="T194">обслуживание запросов на отдачу задач</text:span></text:p>
        </text:list-item>
        <text:list-item>
          <text:p text:style-name="P121"><text:span text:style-name="T194">обнаружение финального сигнала </text:span><text:span text:style-name="T199">FINISHED</text:span><text:span text:style-name="T194"> и аккуратное завершение работы всех потоков.</text:span></text:p>
        </text:list-item>
      </text:list>
      <text:p text:style-name="P122"><text:span text:style-name="T196">Работает пока очередь активна (</text:span><text:span text:style-name="T102">queue.isRunning() == true</text:span><text:span text:style-name="T196">). Принимает запросы на задачи от других процессов с помощью неблокирующего приема сообщений. </text:span><text:span text:style-name="T197">Затем формирует ответы: количество задач + сами задачи. Обрабатывает сигнал завершения (</text:span><text:span text:style-name="T201">FINISHED</text:span><text:span text:style-name="T197">).</text:span></text:p>
      <text:p text:style-name="P122"><text:span text:style-name="T196"/></text:p>
      <text:p text:style-name="P69"><text:span text:style-name="T202">Почему был выбран именно неблокирующий прием сообщений?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2"><text:span text:style-name="T149">MPI_Request</text:span> <text:span text:style-name="T41">request</text:span>;</text:p>
            <text:p text:style-name="P15"><text:span text:style-name="T39">MPI_Irecv</text:span>(<text:span text:style-name="T43">&amp;</text:span><text:span text:style-name="T41">msg</text:span>, <text:span text:style-name="T45">1</text:span>, <text:span text:style-name="T37">MPI_INT</text:span>, <text:span text:style-name="T37">MPI_ANY_SOURCE</text:span>, <text:span text:style-name="T41">size</text:span> <text:span text:style-name="T43">+</text:span> <text:span text:style-name="T45">1</text:span>, <text:span text:style-name="T37">MPI_COMM_WORLD</text:span>, <text:span text:style-name="T43">&amp;</text:span><text:span text:style-name="T41">request</text:span>);</text:p>
            <text:p text:style-name="P15"><text:span text:style-name="T149">MPI_Status</text:span> <text:span text:style-name="T41">status</text:span>;</text:p>
            <text:p text:style-name="P15"><text:span text:style-name="T37">int</text:span> <text:span text:style-name="T41">flag</text:span>;</text:p>
            <text:p text:style-name="P15"><text:span text:style-name="T148">do</text:span> {</text:p>
            <text:p text:style-name="P15"><text:span text:style-name="T39">MPI_Test</text:span>(<text:span text:style-name="T43">&amp;</text:span><text:span text:style-name="T41">request</text:span>, <text:span text:style-name="T43">&amp;</text:span><text:span text:style-name="T41">flag</text:span>, <text:span text:style-name="T43">&amp;</text:span><text:span text:style-name="T41">status</text:span>);</text:p>
            <text:p text:style-name="P15">} <text:span text:style-name="T148">while</text:span> (<text:span text:style-name="T41">queue</text:span>.<text:span text:style-name="T39">isRunning</text:span>() <text:span text:style-name="T43">&amp;&amp;</text:span> <text:span text:style-name="T43">!</text:span><text:span text:style-name="T41">flag</text:span>);</text:p>
          </table:table-cell>
        </table:table-row>
      </table:table>
      <text:p text:style-name="P70"><text:span text:style-name="Source_20_Text"><text:span text:style-name="T93">Потому что блокирующий </text:span></text:span><text:span text:style-name="Source_20_Text"><text:span text:style-name="T101">MPI_Recv </text:span></text:span><text:span text:style-name="Source_20_Text"><text:span text:style-name="T95">принудительно остановил </text:span></text:span><text:span text:style-name="Source_20_Text"><text:span text:style-name="T93">бы поток до прихода сообщения, даже если очередь уже остановлена. </text:span></text:span><text:span text:style-name="Source_20_Text"><text:span text:style-name="T94">А </text:span></text:span><text:span text:style-name="Source_20_Text"><text:span text:style-name="T93">мы хотим, чтобы </text:span></text:span><text:span text:style-name="Source_20_Text"><text:span text:style-name="T100">messageThread</text:span></text:span><text:span text:style-name="Source_20_Text"><text:span text:style-name="T93"> мог в любой момент прервать ожидание, если программа уже завершает работу (флаг </text:span></text:span><text:span text:style-name="Source_20_Text"><text:span text:style-name="T100">queue.isRunning() </text:span></text:span><text:span text:style-name="Source_20_Text"><text:span text:style-name="T93">становится </text:span></text:span><text:span text:style-name="Source_20_Text"><text:span text:style-name="T100">false</text:span></text:span><text:span text:style-name="Source_20_Text"><text:span text:style-name="T93">).</text:span></text:span></text:p>
      <text:p text:style-name="P95"><text:span text:style-name="Source_20_Text"><text:span text:style-name="T140"/></text:span></text:p>
      <text:p text:style-name="P71"><text:span text:style-name="T136">Как вычисляются избыточные задачи? Пояснить процесс.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3"><text:span text:style-name="T148">if</text:span> (<text:span text:style-name="T41">queue</text:span>.<text:span text:style-name="T39">getSize</text:span>() <text:span text:style-name="T43">&gt;</text:span> <text:span text:style-name="T223">TASK_NUM</text:span> <text:span text:style-name="T43">/</text:span> <text:span text:style-name="T41">size</text:span>) {</text:p>
            <text:p text:style-name="P15"><text:span text:style-name="T41">taskList</text:span>.<text:span text:style-name="T39">resize</text:span>(<text:span text:style-name="T223">TASK_NUM</text:span> <text:span text:style-name="T43">/</text:span> <text:span text:style-name="T41">size</text:span>);</text:p>
            <text:p text:style-name="P15"><text:span text:style-name="T148">while</text:span> (<text:span text:style-name="T41">queue</text:span>.<text:span text:style-name="T39">pop</text:span>(<text:span text:style-name="T41">taskList</text:span><text:span text:style-name="T39">[</text:span><text:span text:style-name="T41">taskCount</text:span><text:span text:style-name="T39">]</text:span>)) {</text:p>
            <text:p text:style-name="P15"><text:span text:style-name="T41">taskCount</text:span><text:span text:style-name="T43">++</text:span>;</text:p>
            <text:p text:style-name="P15"><text:span text:style-name="T148">if</text:span> (<text:span text:style-name="T41">taskCount</text:span> <text:span text:style-name="T43">==</text:span> <text:span text:style-name="T223">TASK_NUM</text:span> <text:span text:style-name="T43">/</text:span> <text:span text:style-name="T41">size</text:span>) {</text:p>
            <text:p text:style-name="P15"><text:span text:style-name="T148">break</text:span>;</text:p>
            <text:p text:style-name="P15">}</text:p>
            <text:p text:style-name="P15">}</text:p>
            <text:p text:style-name="P15">}</text:p>
          </table:table-cell>
        </table:table-row>
      </table:table>
      <text:p text:style-name="P89"><text:span text:style-name="Source_20_Text"><text:span text:style-name="T119">1) </text:span></text:span><text:span text:style-name="Source_20_Text"><text:span text:style-name="T118">В первую очередь надо определить порог избыточности:</text:span></text:span></text:p>
      <text:list text:style-name="L21">
        <text:list-item>
          <text:p text:style-name="P127"><text:span text:style-name="Source_20_Text"><text:span text:style-name="T120">queue.getSize() - </text:span></text:span><text:span text:style-name="Source_20_Text"><text:span text:style-name="T118">число невыполненных задач в очереди процесса. </text:span></text:span></text:p>
        </text:list-item>
        <text:list-item>
          <text:p text:style-name="P128"><text:span text:style-name="Source_20_Text"><text:span text:style-name="T172">TASK_NUM</text:span></text:span><text:span text:style-name="T158"> - число задач </text:span><text:span text:style-name="T190">на каждом процессе изначально.</text:span></text:p>
        </text:list-item>
        <text:list-item>
          <text:p text:style-name="P128"><text:span text:style-name="Source_20_Text"><text:span text:style-name="T172">size</text:span></text:span><text:span text:style-name="T158"> - общее число MPI процессов.</text:span></text:p>
        </text:list-item>
      </text:list>
      <text:p text:style-name="P126"><text:span text:style-name="Source_20_Text"><text:span text:style-name="T172">TASK_NUM/size</text:span></text:span><text:span text:style-name="T172"> </text:span><text:span text:style-name="T158">задаёт </text:span><text:span text:style-name="Strong_20_Emphasis"><text:span text:style-name="T188">размер одной «порции»</text:span></text:span><text:span text:style-name="T188"> </text:span><text:span text:style-name="T158">задач: решил, что каждый процесс может передать </text:span><text:span text:style-name="Strong_20_Emphasis"><text:span text:style-name="T191">&lt;= </text:span></text:span><text:span text:style-name="Source_20_Text"><text:span text:style-name="T172">TASK_NUM/size</text:span></text:span><text:span text:style-name="T158"> задач за один запро</text:span><text:span text:style-name="T191">с.</text:span></text:p>
      <text:p text:style-name="P132"><text:span text:style-name="T193">2) </text:span><text:span text:style-name="T158">Далее резервирую место для </text:span><text:span text:style-name="Source_20_Text"><text:span text:style-name="T172">TASK_NUM/size</text:span></text:span><text:span text:style-name="Source_20_Text"><text:span text:style-name="T158"> элементов в векторе, который в будущем отправлю запрашивающему дополнительные задачи процессу.</text:span></text:span></text:p>
      <text:p text:style-name="P126"><text:span text:style-name="Source_20_Text"><text:span text:style-name="T189">3)</text:span></text:span><text:span text:style-name="Source_20_Text"><text:span text:style-name="T176"> </text:span></text:span><text:span text:style-name="Source_20_Text"><text:span text:style-name="T175">queue.pop()</text:span></text:span><text:span text:style-name="Source_20_Text"><text:span text:style-name="T191"> удаляет из начала очереди одну задачу и кладёт её в </text:span></text:span><text:span text:style-name="Source_20_Text"><text:span text:style-name="T175">taskList[taskCount]</text:span></text:span><text:span text:style-name="Source_20_Text"><text:span text:style-name="T191">, возвращая </text:span></text:span><text:span text:style-name="Source_20_Text"><text:span text:style-name="T175">true</text:span></text:span><text:span text:style-name="Source_20_Text"><text:span text:style-name="T191">, если задача была. </text:span></text:span><text:span text:style-name="T158">Счётчик </text:span><text:span text:style-name="Source_20_Text"><text:span text:style-name="T172">taskCount</text:span></text:span><text:span text:style-name="T158"> увеличивается с каждой </text:span><text:span text:style-name="T192">такой </text:span><text:span text:style-name="T158">успешно извлечённой задачей. Цикл прерывается, как только мы набрали ровно </text:span><text:span text:style-name="Source_20_Text"><text:span text:style-name="T172">TASK_NUM/size</text:span></text:span><text:span text:style-name="T158"> задач, или когда очередь опустела (</text:span><text:span text:style-name="T192">тогда </text:span><text:span text:style-name="Source_20_Text"><text:span text:style-name="T172">pop</text:span></text:span><text:span text:style-name="T158"> вернёт </text:span><text:span text:style-name="Source_20_Text"><text:span text:style-name="T172">false</text:span></text:span><text:span text:style-name="T158"> и цикл закончится).</text:span></text:p>
      <text:list xml:id="list220417544977284" text:continue-list="list220418619144783" text:style-name="L2">
        <text:list-item>
          <text:p text:style-name="P116"><text:span text:style-name="T194">Рассмотрю работу с потоками в программе.</text:span></text:p>
        </text:list-item>
      </text:list>
      <text:p text:style-name="P117"><text:soft-page-break/><text:span text:style-name="T104">В С++ </text:span><text:span text:style-name="T105">р</text:span><text:span text:style-name="T87">абота с потокам осуществляется по средствам класса </text:span><text:span text:style-name="Source_20_Text"><text:span text:style-name="T72">std::thread</text:span></text:span><text:span text:style-name="T106"> </text:span><text:span text:style-name="T87">(доступного из заголовочного файла </text:span><text:span text:style-name="Source_20_Text"><text:span text:style-name="T72">&lt;thread&gt;</text:span></text:span><text:span text:style-name="T87">), который может работать с регулярными функциями, лямбдами и функторами. Кроме того, он позволяет вам передавать любое число параметров в функцию потока.</text:span></text:p>
      <text:p text:style-name="P117"><text:span text:style-name="T87"/></text:p>
      <text:p text:style-name="P118"><text:span text:style-name="T103">Д</text:span><text:span text:style-name="T87">ля разделения работы между вычислениями и обменом сообщениями используются два отдельных потока: </text:span></text:p>
      <text:list text:style-name="L14">
        <text:list-item>
          <text:p text:style-name="P63"><text:span text:style-name="Source_20_Text"><text:span text:style-name="T97">executingThread</text:span></text:span><text:span text:style-name="T97"> </text:span><text:span text:style-name="T89">для генерации и выполнения задач </text:span></text:p>
        </text:list-item>
        <text:list-item>
          <text:p text:style-name="P63"><text:span text:style-name="Source_20_Text"><text:span text:style-name="T97">messageThread</text:span></text:span><text:span text:style-name="T89"> для обслуживания MPI‑запросов. </text:span></text:p>
          <text:p text:style-name="P64"><text:span text:style-name="T89">Потоки запускаются через конструктор </text:span><text:span text:style-name="Source_20_Text"><text:span text:style-name="T97">std::thread</text:span></text:span><text:span text:style-name="T89">, а в </text:span><text:span text:style-name="Source_20_Text"><text:span text:style-name="T97">main</text:span></text:span><text:span text:style-name="T89"> завершаются вызовами </text:span><text:span text:style-name="Source_20_Text"><text:span text:style-name="T97">join()</text:span></text:span><text:span text:style-name="T89">, предваряя их проверкой</text:span><text:span text:style-name="T97"> </text:span><text:span text:style-name="Source_20_Text"><text:span text:style-name="T97">joinable()</text:span></text:span><text:span text:style-name="T89">. Для защиты общей очереди задач (</text:span><text:span text:style-name="T90">класс </text:span><text:span text:style-name="Source_20_Text"><text:span text:style-name="T97">SafeQueue</text:span></text:span><text:span text:style-name="T89">) применяется </text:span><text:span text:style-name="T90">блокировщик</text:span><text:span text:style-name="T89"> </text:span><text:span text:style-name="Source_20_Text"><text:span text:style-name="T97">std::mutex</text:span></text:span><text:span text:style-name="T89"> в сочетании с RAII‑обёрткой </text:span><text:span text:style-name="Source_20_Text"><text:span text:style-name="T97">std::lock_guard</text:span></text:span><text:span text:style-name="T89">, а уведомления о появлении новых задач реализуются через </text:span><text:span text:style-name="Source_20_Text"><text:span text:style-name="T97">std::condition_variable::notify_one()</text:span></text:span><text:span text:style-name="T89">.</text:span></text:p>
        </text:list-item>
      </text:list>
      <text:p text:style-name="P65"><text:span text:style-name="T89"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9"><text:span text:style-name="T41">messageThread</text:span> <text:span text:style-name="T39">=</text:span> <text:span text:style-name="T149">std</text:span>::<text:span text:style-name="T149">thread</text:span>([<text:span text:style-name="T43">&amp;</text:span><text:span text:style-name="T41">queue</text:span>, <text:span text:style-name="T41">size</text:span>, <text:span text:style-name="T41">rank</text:span>]() {…<text:span text:style-name="T221">}</text:span><text:span text:style-name="T222">)</text:span><text:span text:style-name="T221">;</text:span></text:p>
          </table:table-cell>
        </table:table-row>
      </table:table>
      <text:p text:style-name="P93"><text:span text:style-name="Strong_20_Emphasis"><text:span text:style-name="T150">Конструктор</text:span></text:span><text:span text:style-name="Strong_20_Emphasis"><text:span text:style-name="T220"> </text:span></text:span><text:span text:style-name="Strong_20_Emphasis"><text:span text:style-name="Source_20_Text"><text:span text:style-name="T179">std::thread</text:span></text:span></text:span><text:span text:style-name="T219"> создаёт новый поток, в котором вызывается переданная функция или лямбда-вырaжение. При этом аргументы копируются в контекст потока!</text:span></text:p>
      <text:p text:style-name="P93"><text:a xlink:type="simple" xlink:href="https://en.cppreference.com/w/cpp/thread/thread/thread" text:style-name="Internet_20_link" text:visited-style-name="Visited_20_Internet_20_Link"><text:span text:style-name="T219">https://en.cppreference.com/w/cpp/thread/thread/thread</text:span></text:a></text:p>
      <text:p text:style-name="P93"><text:span text:style-name="T219"/></text:p>
      <text:p text:style-name="P66"><text:span text:style-name="T89">З</text:span><text:span text:style-name="T91">ащита общей очереди выполняется с помощью </text:span><text:span text:style-name="T98">std::mutex</text:span><text:span text:style-name="T91"> и </text:span><text:span text:style-name="T98">std::lockguard</text:span><text:span text:style-name="T89">: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0"><text:span text:style-name="T149">std</text:span>::<text:span text:style-name="T149">mutex</text:span> <text:span text:style-name="T41">mtx</text:span>;</text:p>
            <text:p text:style-name="P80"><text:span text:style-name="T149">...</text:span></text:p>
            <text:p text:style-name="P80"><text:span text:style-name="T149">std</text:span>::<text:span text:style-name="T149">lock_guard</text:span><text:span text:style-name="T43">&lt;</text:span><text:span text:style-name="T149">std</text:span>::<text:span text:style-name="T149">mutex</text:span><text:span text:style-name="T43">&gt;</text:span> <text:span text:style-name="T41">lock</text:span>(<text:span text:style-name="T41">mtx</text:span>);</text:p>
          </table:table-cell>
        </table:table-row>
      </table:table>
      <text:p text:style-name="P94"><text:span text:style-name="Source_20_Text"><text:span text:style-name="T177">s</text:span></text:span><text:span text:style-name="Source_20_Text"><text:span text:style-name="T174">td::mutex</text:span></text:span><text:span text:style-name="Source_20_Text"><text:span text:style-name="T182"> - </text:span></text:span><text:span text:style-name="Source_20_Text"><text:span text:style-name="T181">примитив синхронизации, обеспечивающий исключительный доступ к разделяемым данным. </text:span></text:span><text:span text:style-name="Source_20_Text"><text:span text:style-name="T183">Проще говоря, это базовый элемент синхронизации.</text:span></text:span></text:p>
      <text:p text:style-name="P94"><text:a xlink:type="simple" xlink:href="https://en.cppreference.com/w/cpp/thread/mutex" text:style-name="Internet_20_link" text:visited-style-name="Visited_20_Internet_20_Link"><text:span text:style-name="Source_20_Text"><text:span text:style-name="T181">https://en.cppreference.com/w/cpp/thread/mutex</text:span></text:span></text:a></text:p>
      <text:p text:style-name="P94"><text:span text:style-name="Strong_20_Emphasis"><text:span text:style-name="Source_20_Text"><text:span text:style-name="T179">std::lock_guard&lt;std::mutex&gt;</text:span></text:span></text:span><text:span text:style-name="Strong_20_Emphasis"><text:span text:style-name="T150"> — RAII‑обёртка, автоматически вызывает </text:span></text:span><text:span text:style-name="Strong_20_Emphasis"><text:span text:style-name="Source_20_Text"><text:span text:style-name="T180">lock()</text:span></text:span></text:span><text:span text:style-name="Strong_20_Emphasis"><text:span text:style-name="T150"> при создании, </text:span></text:span><text:span text:style-name="Strong_20_Emphasis"><text:span text:style-name="T151">захватывая mutex, </text:span></text:span><text:span text:style-name="Strong_20_Emphasis"><text:span text:style-name="T150">и </text:span></text:span><text:span text:style-name="Strong_20_Emphasis"><text:span text:style-name="Source_20_Text"><text:span text:style-name="T180">unlock()</text:span></text:span></text:span><text:span text:style-name="Strong_20_Emphasis"><text:span text:style-name="T150"> при выходе из области видимости, </text:span></text:span><text:span text:style-name="Strong_20_Emphasis"><text:span text:style-name="T151">освобождая mutex</text:span></text:span><text:span text:style-name="Strong_20_Emphasis"><text:span text:style-name="T150">.</text:span></text:span></text:p>
      <text:p text:style-name="P94"><text:a xlink:type="simple" xlink:href="https://en.cppreference.com/w/cpp/thread/lock_guard" text:style-name="Internet_20_link" text:visited-style-name="Visited_20_Internet_20_Link"><text:span text:style-name="Strong_20_Emphasis"><text:span text:style-name="T150">https://en.cppreference.com/w/cpp/thread/lock_guard</text:span></text:span></text:a></text:p>
      <text:p text:style-name="P94"><text:span text:style-name="Strong_20_Emphasis"><text:span text:style-name="T150"/></text:span></text:p>
      <text:p text:style-name="P68"><text:span text:style-name="Strong_20_Emphasis"><text:span text:style-name="T92">Завершение потоков: </text:span></text:span><text:span text:style-name="Strong_20_Emphasis"><text:span text:style-name="T99">joinable() </text:span></text:span><text:span text:style-name="Strong_20_Emphasis"><text:span text:style-name="T92">и </text:span></text:span><text:span text:style-name="Strong_20_Emphasis"><text:span text:style-name="T99">join()</text:span></text:span><text:span text:style-name="Strong_20_Emphasis"><text:span text:style-name="T92">:</text:span>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1"><text:span text:style-name="T148">if</text:span> (<text:span text:style-name="T41">messageThread</text:span>.<text:span text:style-name="T39">joinable</text:span>()) <text:span text:style-name="T41">messageThread</text:span>.<text:span text:style-name="T39">join</text:span>();</text:p>
            <text:p text:style-name="P15"><text:span text:style-name="T148">if</text:span> (<text:span text:style-name="T41">executingThread</text:span>.<text:span text:style-name="T39">joinable</text:span>()) <text:span text:style-name="T41">executingThread</text:span>.<text:span text:style-name="T39">join</text:span>();</text:p>
          </table:table-cell>
        </table:table-row>
      </table:table>
      <text:p text:style-name="P67"><text:span text:style-name="Source_20_Text"><text:span text:style-name="T137">std::thread::joinable() </text:span></text:span><text:span text:style-name="Source_20_Text"><text:span text:style-name="T132">- </text:span></text:span><text:span text:style-name="Source_20_Text"><text:span text:style-name="T133">проверяет, ассоциирован ли объект </text:span></text:span><text:span text:style-name="Source_20_Text"><text:span text:style-name="T138">std::thread</text:span></text:span><text:span text:style-name="Source_20_Text"><text:span text:style-name="T133"> с активным потоком исполнения. </text:span></text:span><text:span text:style-name="Source_20_Text"><text:span text:style-name="T134">Проще говоря, </text:span></text:span><text:span text:style-name="Source_20_Text"><text:span text:style-name="T186">проверяет «жив ли» ещё этот поток и не был ли он уже присоединён или отсоединён.</text:span></text:span></text:p>
      <text:p text:style-name="P115"><text:a xlink:type="simple" xlink:href="https://en.cppreference.com/w/cpp/thread/thread/joinable" text:style-name="Internet_20_link" text:visited-style-name="Visited_20_Internet_20_Link"><text:span text:style-name="Source_20_Text"><text:span text:style-name="T185">https://en.cppreference.com/w/cpp/thread/thread/joinable</text:span></text:span></text:a></text:p>
      <text:p text:style-name="P67"><text:span text:style-name="Strong_20_Emphasis"><text:span text:style-name="Source_20_Text"><text:span text:style-name="T139">std::thread::join()</text:span></text:span></text:span><text:span text:style-name="Source_20_Text"><text:span text:style-name="T133"> - блокирует вызывающий поток до завершения связанного потока и снимает его из состояния “joinable”. </text:span></text:span><text:span text:style-name="Source_20_Text"><text:span text:style-name="T135">То есть </text:span></text:span><text:span text:style-name="Source_20_Text"><text:span text:style-name="T187">блокирует </text:span></text:span><text:span text:style-name="Source_20_Text"><text:span text:style-name="Strong_20_Emphasis"><text:span text:style-name="T187">текущий</text:span></text:span></text:span><text:span text:style-name="Source_20_Text"><text:span text:style-name="T187"> поток (</text:span></text:span><text:span text:style-name="Source_20_Text"><text:span text:style-name="T178">main</text:span></text:span><text:span text:style-name="Source_20_Text"><text:span text:style-name="T187">) до тех пор, пока целевой поток не завершит работу.</text:span></text:span></text:p>
      <text:p text:style-name="P115"><text:a xlink:type="simple" xlink:href="https://en.cppreference.com/w/cpp/thread/thread/join?utm_source=chatgpt.com" text:style-name="Internet_20_link" text:visited-style-name="Visited_20_Internet_20_Link">https://en.cppreference.com/w/cpp/thread/thread/join</text:a></text:p>
      <text:p text:style-name="P115"><text:span text:style-name="Source_20_Text"><text:span text:style-name="T184"/></text:span></text:p>
      <text:list xml:id="list220416789980233" text:continue-list="list220417544977284" text:style-name="L2">
        <text:list-item>
          <text:p text:style-name="P50"><text:span text:style-name="T215">Рассмотрю более подробно использование библиотеки </text:span><text:span text:style-name="T22">MPI</text:span><text:span text:style-name="T215"> в параллельн</text:span><text:span text:style-name="T142">ой</text:span><text:span text:style-name="T215"> программ</text:span><text:span text:style-name="T142">е</text:span><text:span text:style-name="T215">: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40">MPI_Init_thread</text:span><text:span text:style-name="T18">(</text:span><text:span text:style-name="T44">&amp;</text:span><text:span text:style-name="T42">argc</text:span><text:span text:style-name="T18">, </text:span><text:span text:style-name="T44">&amp;</text:span><text:span text:style-name="T42">argv</text:span><text:span text:style-name="T18">, </text:span><text:span text:style-name="T38">MPI_THREAD_MULTIPLE</text:span><text:span text:style-name="T18">, </text:span><text:span text:style-name="T44">&amp;</text:span><text:span text:style-name="T42">provided</text:span><text:span text:style-name="T18">);</text:span><text:span text:style-name="T126"> </text:span></text:p>
          </table:table-cell>
        </table:table-row>
      </table:table>
      <text:p text:style-name="P44" loext:marker-style-name="T15"><text:soft-page-break/><text:span text:style-name="T21">int MPI_Init_thread( int *argc, char ***argv, int required, int *provided )</text:span> - <text:span text:style-name="T217">и</text:span>нициализирует среду выполнения вызывающего процесса MPI для выполнения потоков.</text:p>
      <text:p text:style-name="P113" loext:marker-style-name="T15">Параметры:</text:p>
      <text:p text:style-name="P114" loext:marker-style-name="T15"><text:span text:style-name="T26">argc</text:span><text:span text:style-name="T216"> - </text:span><text:span text:style-name="T114">Указатель на количество аргументов для программы. Это значение может иметь значение NULL.</text:span></text:p>
      <text:p text:style-name="P114" loext:marker-style-name="T15"><text:span text:style-name="T27">a</text:span><text:span text:style-name="T26">rgv</text:span><text:span text:style-name="T216"> - </text:span><text:span text:style-name="T114">Указатель на список аргументов для программы. Это значение может иметь значение NULL.</text:span></text:p>
      <text:p text:style-name="P114" loext:marker-style-name="T15"><text:span text:style-name="T27">r</text:span><text:span text:style-name="T26">equired</text:span><text:span text:style-name="T216"> - </text:span><text:span text:style-name="T114">Уровень поддержки требуемого потока. </text:span><text:span text:style-name="T115">Мной выбран </text:span><text:span text:style-name="T117">MPI_THREAD_MULTIPLE</text:span><text:span text:style-name="T115"> - </text:span><text:span text:style-name="T116">н</text:span><text:span text:style-name="T115">есколько потоков приложения могут вызывать функции MPI без ограничений. Вызов </text:span><text:span text:style-name="T117">MPI_Init_thread</text:span><text:span text:style-name="T115"> с параметром </text:span><text:span text:style-name="T117">MPI_THREAD_SINGLE</text:span><text:span text:style-name="T115"> эквивалентен вызову </text:span><text:span text:style-name="T117">MPI_Init</text:span><text:span text:style-name="T115">.</text:span></text:p>
      <text:p text:style-name="P114" loext:marker-style-name="T15"><text:span text:style-name="T28">p</text:span><text:span text:style-name="T26">rovided</text:span><text:span text:style-name="T216"> - </text:span><text:span text:style-name="T114">Уровень поддержки предоставленного потока.</text:span></text:p>
      <text:p text:style-name="P114" loext:marker-style-name="T15"><text:a xlink:type="simple" xlink:href="https://www.mpich.org/static/docs/v3.1/www3/MPI_Init_thread.html" text:style-name="Internet_20_link" text:visited-style-name="Visited_20_Internet_20_Link"><text:span text:style-name="T114">https://www.mpich.org/static/docs/v3.1/www3/MPI_Init_thread.html</text:span></text:a></text:p>
      <text:p text:style-name="P51" loext:marker-style-name="T15"><text:tab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<text:span text:style-name="T38">int</text:span><text:span text:style-name="T18"> </text:span><text:span text:style-name="T42">rank</text:span><text:span text:style-name="T18">, </text:span><text:span text:style-name="T42">size</text:span><text:span text:style-name="T18">;</text:span></text:p>
            <text:p text:style-name="P14"><text:span text:style-name="T39">MPI_Comm_rank</text:span>(<text:span text:style-name="T37">MPI_COMM_WORLD</text:span>, <text:span text:style-name="T43">&amp;</text:span><text:span text:style-name="T41">rank</text:span>);<text:span text:style-name="T125"> </text:span></text:p>
            <text:p text:style-name="P14"><text:span text:style-name="T39">MPI_Comm_size</text:span>(<text:span text:style-name="T37">MPI_COMM_WORLD</text:span>, <text:span text:style-name="T43">&amp;</text:span><text:span text:style-name="T41">size</text:span>);<text:span text:style-name="T125"> </text:span></text:p>
          </table:table-cell>
        </table:table-row>
      </table:table>
      <text:list text:style-name="L4">
        <text:list-item>
          <text:p text:style-name="P53" loext:marker-style-name="T15"><text:span text:style-name="T21">int MPI_Comm_rank(MPI_COMM_WORLD, int *rank)</text:span><text:span text:style-name="T23"> </text:span><text:span text:style-name="T143">- ф</text:span>ункция возвращает номер процесса, вызвавшего эту функцию. </text:p>
          <text:p text:style-name="P53" loext:marker-style-name="T15">Номера процессов лежат в диапазоне <text:span text:style-name="T143">от </text:span>0 <text:span text:style-name="T143">до </text:span>size-1 (значение size может быть определено с помощью <text:span text:style-name="T144">функции </text:span><text:span text:style-name="T25">MPI_Comm_size</text:span>).</text:p>
        </text:list-item>
        <text:list-item>
          <text:p text:style-name="P53" loext:marker-style-name="T15"><text:span text:style-name="T21">int MPI_Comm_size(MPI_COMM_WORLD, int *size)</text:span> - <text:span text:style-name="T145">ф</text:span>ункция возвращает количество процессов в области связи коммуникатора <text:span text:style-name="T21">MPI_COMM_WORLD</text:span>. </text:p>
        </text:list-item>
      </text:list>
      <text:p text:style-name="P52" loext:marker-style-name="T15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52" loext:marker-style-name="T15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54" loext:marker-style-name="T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<text:span text:style-name="T38">double</text:span><text:span text:style-name="T18"> </text:span><text:span text:style-name="T42">start_time</text:span><text:span text:style-name="T18"> </text:span><text:span text:style-name="T44">=</text:span><text:span text:style-name="T18"> </text:span><text:span text:style-name="T40">MPI_Wtime</text:span><text:span text:style-name="T18">();</text:span></text:p>
          </table:table-cell>
        </table:table-row>
      </table:table>
      <text:p text:style-name="P55" loext:marker-style-name="T15"><text:span text:style-name="Teletype"><text:span text:style-name="T75">double MPI_Wtime(void)</text:span></text:span><text:span text:style-name="Teletype"><text:span text:style-name="T51"> - </text:span></text:span><text:span text:style-name="Teletype"><text:span text:style-name="T52">ф</text:span></text:span><text:span text:style-name="Teletype"><text:span text:style-name="T51">ункция отсчета времени (таймер). </text:span></text:span><text:span text:style-name="Teletype"><text:span text:style-name="T52">В</text:span></text:span><text:span text:style-name="Teletype"><text:span text:style-name="T51">озвращает астрономическое время в секундах, прошедшее с некоторого момента в прошлом (точки отсчета). </text:span></text:span></text:p>
      <text:p text:style-name="P56" loext:marker-style-name="T15"><text:span text:style-name="Teletype"><text:span text:style-name="T51">Гарантируется, что эта точка отсчета не будет изменена в течение жизни процесса. Для хронометрирования участка программы вызов функции делается в начале и конце участка и определяется разница между показаниями таймера.</text:span></text:span></text:p>
      <text:p text:style-name="P56" loext:marker-style-name="T15"><text:a xlink:type="simple" xlink:href="https://www.mpich.org/static/docs/v3.1.3/www3/MPI_Wtime.html" text:style-name="Internet_20_link" text:visited-style-name="Visited_20_Internet_20_Link"><text:span text:style-name="Teletype"><text:span text:style-name="T51">https://www.mpich.org/static/docs/v3.1.3/www3/MPI_Wtime.html</text:span></text:span></text:a></text:p>
      <text:p text:style-name="P56" loext:marker-style-name="T1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6"><text:span text:style-name="T39">MPI_Send</text:span>(<text:span text:style-name="T43">&amp;</text:span><text:span text:style-name="T41">rank</text:span>, <text:span text:style-name="T45">1</text:span>, <text:span text:style-name="T37">MPI_INT</text:span>, <text:span text:style-name="T41">j</text:span>, <text:span text:style-name="T41">size</text:span> <text:span text:style-name="T43">+</text:span> <text:span text:style-name="T45">1</text:span>, <text:span text:style-name="T37">MPI_COMM_WORLD</text:span>);</text:p>
            <text:p text:style-name="P15"><text:span text:style-name="T149">MPI_Status</text:span> <text:span text:style-name="T41">status1</text:span>;</text:p>
            <text:p text:style-name="P15"><text:span text:style-name="T39">MPI_Recv</text:span>(<text:span text:style-name="T43">&amp;</text:span><text:span text:style-name="T41">taskGiven</text:span>, <text:span text:style-name="T45">1</text:span>, <text:span text:style-name="T37">MPI_INT</text:span>, <text:span text:style-name="T41">j</text:span>, <text:span text:style-name="T41">j</text:span>, <text:span text:style-name="T37">MPI_COMM_WORLD</text:span>, <text:span text:style-name="T43">&amp;</text:span><text:span text:style-name="T41">status1</text:span>);</text:p>
          </table:table-cell>
        </table:table-row>
      </table:table>
      <text:list text:style-name="L5">
        <text:list-item>
          <text:p text:style-name="P37" loext:marker-style-name="T15"><text:span text:style-name="Teletype"><text:span text:style-name="T76">int MPI_Send(void* buf, int count, MPI_Datatype datatype, int dest, int tag, MPI_COMM_WORLD)</text:span></text:span><text:span text:style-name="Teletype"><text:span text:style-name="T56"> - </text:span></text:span><text:span text:style-name="Teletype"><text:span text:style-name="T57">блокирующая ф</text:span></text:span><text:span text:style-name="Teletype"><text:span text:style-name="T56">ункция передачи сообщения.</text:span></text:span></text:p>
          <text:p text:style-name="P37" loext:marker-style-name="T15"><text:span text:style-name="Teletype"><text:span text:style-name="T56">Функция выполняет посылку count элементов типа datatype сообщения с идентификатором tag процессу dest. Переменная buf - это, как правило, массив или скалярная переменная. В последнем случае значение count = 1.</text:span></text:span></text:p>
          <text:p text:style-name="P38" loext:marker-style-name="T15"><text:span text:style-name="Teletype"><text:span text:style-name="T58">Параметры:</text:span></text:span></text:p>
          <text:p text:style-name="P38" loext:marker-style-name="T15"><text:span text:style-name="Teletype"><text:span text:style-name="T78">buf</text:span></text:span><text:span text:style-name="Teletype"><text:span text:style-name="T58"> - адрес начала расположения пересылаемых данных.</text:span></text:span></text:p>
          <text:p text:style-name="P38" loext:marker-style-name="T15"><text:span text:style-name="Teletype"><text:span text:style-name="T78">count</text:span></text:span><text:span text:style-name="Teletype"><text:span text:style-name="T58"> - число пересылаемых элементов.</text:span></text:span></text:p>
          <text:p text:style-name="P38" loext:marker-style-name="T15"><text:span text:style-name="Teletype"><text:span text:style-name="T78">datatype</text:span></text:span><text:span text:style-name="Teletype"><text:span text:style-name="T58"> - тип посылаемых элементов.</text:span></text:span></text:p>
          <text:p text:style-name="P38" loext:marker-style-name="T15"><text:span text:style-name="Teletype"><text:span text:style-name="T78">dest</text:span></text:span><text:span text:style-name="Teletype"><text:span text:style-name="T58"> - номер процесса-получателя в группе. </text:span></text:span></text:p>
          <text:p text:style-name="P38" loext:marker-style-name="T15"><text:soft-page-break/><text:span text:style-name="Teletype"><text:span text:style-name="T78">tag </text:span></text:span><text:span text:style-name="Teletype"><text:span text:style-name="T58">- идентификатор сообщения.</text:span></text:span></text:p>
          <text:p text:style-name="P38" loext:marker-style-name="T15"><text:a xlink:type="simple" xlink:href="https://www.mpich.org/static/docs/v3.3/www3/MPI_Send.html" text:style-name="Internet_20_link" text:visited-style-name="Visited_20_Internet_20_Link"><text:span text:style-name="Teletype"><text:span text:style-name="T58">https://www.mpich.org/static/docs/v3.3/www3/MPI_Send.html</text:span></text:span></text:a></text:p>
        </text:list-item>
        <text:list-item>
          <text:p text:style-name="P37" loext:marker-style-name="T15"><text:span text:style-name="Teletype"><text:span text:style-name="T76">int MPI_Recv(void* buf, int count, MPI_Datatype datatype, int source, int tag, MPI_COMM_WORLD, MPI_Status *status)</text:span></text:span><text:span text:style-name="Teletype"><text:span text:style-name="T56"> - </text:span></text:span><text:span text:style-name="Teletype"><text:span text:style-name="T59">блокирующая </text:span></text:span><text:span text:style-name="Teletype"><text:span text:style-name="T60">ф</text:span></text:span><text:span text:style-name="Teletype"><text:span text:style-name="T59">ункция приема сообщения. </text:span></text:span></text:p>
          <text:p text:style-name="P39" loext:marker-style-name="T15"><text:span text:style-name="Teletype"><text:span text:style-name="T61">Параметры:</text:span></text:span></text:p>
          <text:p text:style-name="P39" loext:marker-style-name="T15"><text:span text:style-name="Teletype"><text:span text:style-name="T79">buf</text:span></text:span><text:span text:style-name="Teletype"><text:span text:style-name="T61"> - адрес начала расположения принимаемого сообщения. </text:span></text:span></text:p>
          <text:p text:style-name="P39" loext:marker-style-name="T15"><text:span text:style-name="Teletype"><text:span text:style-name="T79">count</text:span></text:span><text:span text:style-name="Teletype"><text:span text:style-name="T61"> -максимальное число принимаемых элементов. </text:span></text:span></text:p>
          <text:p text:style-name="P39" loext:marker-style-name="T15"><text:span text:style-name="Teletype"><text:span text:style-name="T79">datatype</text:span></text:span><text:span text:style-name="Teletype"><text:span text:style-name="T61"> - тип элементов принимаемого сообщения. </text:span></text:span></text:p>
          <text:p text:style-name="P39" loext:marker-style-name="T15"><text:span text:style-name="Teletype"><text:span text:style-name="T79">source</text:span></text:span><text:span text:style-name="Teletype"><text:span text:style-name="T61"> - номер процесса-отправителя. </text:span></text:span></text:p>
          <text:p text:style-name="P39" loext:marker-style-name="T15"><text:span text:style-name="Teletype"><text:span text:style-name="T80">t</text:span></text:span><text:span text:style-name="Teletype"><text:span text:style-name="T79">ag</text:span></text:span><text:span text:style-name="Teletype"><text:span text:style-name="T61"> - идентификатор сообщения. </text:span></text:span></text:p>
          <text:p text:style-name="P39" loext:marker-style-name="T15"><text:span text:style-name="Teletype"><text:span text:style-name="T79">status</text:span></text:span><text:span text:style-name="Teletype"><text:span text:style-name="T61"> - атрибуты принятого сообщения. </text:span></text:span><text:span text:style-name="Teletype"><text:span text:style-name="T62">В структуре</text:span></text:span><text:span text:style-name="Teletype"><text:span text:style-name="T113"> </text:span></text:span><text:span text:style-name="Teletype"><text:span text:style-name="T62">сведения о полученном сообщении.</text:span></text:span></text:p>
        </text:list-item>
      </text:list>
      <text:p text:style-name="P57" loext:marker-style-name="T1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39">MPI_Irecv</text:span>(<text:span text:style-name="T43">&amp;</text:span><text:span text:style-name="T41">phi_old</text:span>[<text:span text:style-name="T45">0</text:span>], <text:span text:style-name="T41">Ny</text:span> <text:span text:style-name="T43">*</text:span> <text:span text:style-name="T41">Nz</text:span>, <text:span text:style-name="T37">MPI_DOUBLE</text:span>, <text:span text:style-name="T41">rank</text:span> <text:span text:style-name="T43">-</text:span> <text:span text:style-name="T45">1</text:span>, <text:span text:style-name="T45">0</text:span>, <text:span text:style-name="T37">MPI_COMM_WORLD</text:span>, <text:span text:style-name="T43">&amp;</text:span><text:span text:style-name="T41">requests</text:span>[<text:span text:style-name="T41">request_count</text:span><text:span text:style-name="T43">++</text:span>]);</text:p>
          </table:table-cell>
        </table:table-row>
      </table:table>
      <text:list text:continue-numbering="true" text:style-name="L5">
        <text:list-header>
          <text:p text:style-name="P35" loext:marker-style-name="T15"><text:span text:style-name="T77">int MPI_Irecv(void *buf, int count, MPI_Datatype datatype, int source, </text:span><text:span text:style-name="T74">int tag, MPI_Comm comm, MPI_Request *request</text:span><text:span text:style-name="T76">) </text:span><text:span text:style-name="T53">– функция приема сообщения без блокировки. Инициирует операцию получения и возвращает дескриптор запрошенной операции связи.</text:span></text:p>
          <text:p text:style-name="P41" loext:marker-style-name="T15"><text:span text:style-name="T85">Параметры:</text:span></text:p>
          <text:p text:style-name="P41" loext:marker-style-name="T15"><text:span text:style-name="T86">buf</text:span><text:span text:style-name="T85"> - адрес для принимаемых данных; </text:span></text:p>
          <text:p text:style-name="P41" loext:marker-style-name="T15"><text:span text:style-name="T86">count</text:span><text:span text:style-name="T85"> - максимальное число принимаемых элементов; </text:span></text:p>
          <text:p text:style-name="P41" loext:marker-style-name="T15"><text:span text:style-name="T86">datatype</text:span><text:span text:style-name="T85"> - тип элементов принимаемого сообщения; </text:span></text:p>
          <text:p text:style-name="P41" loext:marker-style-name="T15"><text:span text:style-name="T86">source</text:span><text:span text:style-name="T85"> - номер процесса-отправителя; </text:span></text:p>
          <text:p text:style-name="P41" loext:marker-style-name="T15"><text:span text:style-name="T86">tag</text:span><text:span text:style-name="T85"> - идентификатор сообщения; </text:span></text:p>
          <text:p text:style-name="P41" loext:marker-style-name="T15"><text:span text:style-name="T86">request</text:span><text:span text:style-name="T85"> - “запрос обмена”.</text:span></text:p>
          <text:p text:style-name="P36" loext:marker-style-name="T15"><text:a xlink:type="simple" xlink:href="https://csc.sibsutis.ru/sites/csc.sibsutis.ru/files/courses/pvt/%20ПВТ.pdf" text:style-name="Internet_20_link" text:visited-style-name="Visited_20_Internet_20_Link"><text:span text:style-name="T53">https://csc.sibsutis.ru/sites/csc.sibsutis.ru/files/courses/pvt/%20ПВТ.pdf</text:span></text:a></text:p>
        </text:list-header>
      </text:list>
      <text:p text:style-name="P40" loext:marker-style-name="T15"><text:span text:style-name="T53"/></text:p>
      <text:p text:style-name="P42" loext:marker-style-name="T15"><text:span text:style-name="T83">В </text:span><text:span text:style-name="T82">чем примущество неблокирущих операций по сравнению с </text:span><text:span text:style-name="T84">неб</text:span><text:span text:style-name="T82">локирующими?</text:span></text:p>
      <text:p text:style-name="P43" loext:marker-style-name="T15"><text:span text:style-name="T55">Ответ:</text:span></text:p>
      <text:list text:style-name="L6">
        <text:list-item>
          <text:p text:style-name="P125" loext:marker-style-name="T15"><text:span text:style-name="T54">Неблокирующие операции позволяют инициировать передачу данных и сразу продолжить выполнение полезной работы. Например: п</text:span><text:span text:style-name="T50">осле вызова </text:span><text:span text:style-name="Source_20_Text"><text:span text:style-name="T72">MPI_Isend</text:span></text:span><text:span text:style-name="T50">, процесс может начать вычисления </text:span><text:span text:style-name="T68">внутренних узлов</text:span><text:span text:style-name="T50">, не дожидаясь завершения отправки. </text:span></text:p>
        </text:list-item>
        <text:list-item>
          <text:p text:style-name="P125" loext:marker-style-name="T15"><text:span text:style-name="T50">Можно запустить несколько операций передачи одновременно и управлять их завершением с помощью </text:span><text:span text:style-name="Source_20_Text"><text:span text:style-name="T72">MPI_Wait</text:span></text:span><text:span text:style-name="T50"> или </text:span><text:span text:style-name="Source_20_Text"><text:span text:style-name="T72">MPI_Test</text:span></text:span><text:span text:style-name="T50">.</text:span></text:p>
          <text:p text:style-name="P125" loext:marker-style-name="T15"><text:span text:style-name="T50"/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84"><text:span text:style-name="T40">MPI_Test</text:span><text:span text:style-name="T18">(</text:span><text:span text:style-name="T44">&amp;</text:span><text:span text:style-name="T42">request</text:span><text:span text:style-name="T18">, </text:span><text:span text:style-name="T44">&amp;</text:span><text:span text:style-name="T42">flag</text:span><text:span text:style-name="T18">, </text:span><text:span text:style-name="T44">&amp;</text:span><text:span text:style-name="T42">status</text:span><text:span text:style-name="T18">);</text:span></text:p>
          </table:table-cell>
        </table:table-row>
      </table:table>
      <text:p text:style-name="P72" loext:marker-style-name="T15"><text:span text:style-name="T73">int MPI_Test(MPI_Request *request, int *flag, MPI_Status *status) </text:span><text:span text:style-name="T66">- </text:span><text:span text:style-name="T67">ф</text:span><text:span text:style-name="T66">ункция проверки завершения неблокирующей операции. </text:span></text:p>
      <text:p text:style-name="P72" loext:marker-style-name="T15"><text:span text:style-name="T66">Если связанная с запросом request операция завершена, возвращается </text:span><text:span text:style-name="T73">flag = true</text:span><text:span text:style-name="T66">, а status содержит информацию о завершенной операции. Если проверяемая операция не завершена, возвращается </text:span><text:span text:style-name="T73">flag = false</text:span><text:span text:style-name="T66">, а значение </text:span><text:span text:style-name="T73">status</text:span><text:span text:style-name="T66"> в этом случае не определено.</text:span></text:p>
      <text:p text:style-name="P123" loext:marker-style-name="T15"><text:span text:style-name="T66">П</text:span><text:span text:style-name="T64">араметры:</text:span></text:p>
      <text:p text:style-name="P123" loext:marker-style-name="T15"><text:span text:style-name="T71">request</text:span><text:span text:style-name="T64"> - запрос связи. </text:span></text:p>
      <text:p text:style-name="P123" loext:marker-style-name="T15"><text:span text:style-name="T71">flag</text:span><text:span text:style-name="T64"> - признак завершенности проверяемой операции. </text:span></text:p>
      <text:p text:style-name="P123" loext:marker-style-name="T15"><text:span text:style-name="T71">status</text:span><text:span text:style-name="T64"> - атрибуты сообщения, если операция завершилась.</text:span></text:p>
      <text:p text:style-name="P72" loext:marker-style-name="T15"><text:a xlink:type="simple" xlink:href="https://www.mpich.org/static/docs/v3.4.x/www3/MPI_Test.html" text:style-name="Internet_20_link" text:visited-style-name="Visited_20_Internet_20_Link"><text:span text:style-name="T66">https://www.mpich.org/static/docs/v3.4.x/www3/MPI_Test.html</text:span></text:a><text:span text:style-name="T71"><text:tab/></text:span></text:p>
      <text:p text:style-name="P73" loext:marker-style-name="T15"><text:soft-page-break/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8"><text:span text:style-name="T40">MPI_Allreduce</text:span><text:span text:style-name="T18">(</text:span><text:span text:style-name="T44">&amp;</text:span><text:span text:style-name="T42">time</text:span><text:span text:style-name="T18">, </text:span><text:span text:style-name="T44">&amp;</text:span><text:span text:style-name="T42">maxTime</text:span><text:span text:style-name="T18">, </text:span><text:span text:style-name="T46">1</text:span><text:span text:style-name="T18">, </text:span><text:span text:style-name="T38">MPI_DOUBLE</text:span><text:span text:style-name="T18">, </text:span><text:span text:style-name="T38">MPI_MAX</text:span><text:span text:style-name="T18">, </text:span><text:span text:style-name="T38">MPI_COMM_WORLD</text:span><text:span text:style-name="T18">);</text:span></text:p>
          </table:table-cell>
        </table:table-row>
      </table:table>
      <text:p text:style-name="P61" loext:marker-style-name="T15"><text:span text:style-name="T21"><text:tab/></text:span><text:span text:style-name="T153">Выполняется так же, как </text:span><text:span text:style-name="T29">MPI_Reduce</text:span><text:span text:style-name="T153">, </text:span><text:span text:style-name="T154">но получателями являются </text:span><text:span text:style-name="T157">все</text:span><text:span text:style-name="T154"> процессы <text:tab/>группы.</text:span></text:p>
      <text:p text:style-name="P61" loext:marker-style-name="T15"><text:span text:style-name="T154"><text:tab/></text:span><text:span text:style-name="T30">int MPI_Reduce(void* sendbuf, void* recvbuf, int count, MPI_Datatype datatype, <text:tab/>MPI_Op oper, int root, MPI_Comm comm) </text:span><text:span text:style-name="T154">- </text:span><text:span text:style-name="T155">ф</text:span><text:span text:style-name="T154">ункция выполняет операцию редукции <text:tab/></text:span><text:span text:style-name="T30">oper</text:span><text:span text:style-name="T154"> над элементами массива </text:span><text:span text:style-name="T30">sendbuf</text:span><text:span text:style-name="T154"> и помещает результат в </text:span><text:span text:style-name="T31">recvbuf</text:span><text:span text:style-name="T154"> корневого <text:tab/>процесса </text:span><text:span text:style-name="T30">root</text:span><text:span text:style-name="T154">. </text:span></text:p>
      <text:p text:style-name="P61" loext:marker-style-name="T15"><text:span text:style-name="T154"><text:tab/></text:span><text:span text:style-name="T152">Операция </text:span><text:span text:style-name="T32">MPI_</text:span><text:span text:style-name="T33">MAX</text:span><text:span text:style-name="T32"> </text:span><text:span text:style-name="T152">объединяет элементы sendbuf каждого процесса, возвращает <text:tab/></text:span><text:span text:style-name="T156">максимальное </text:span><text:span text:style-name="T152">значение в буфер </text:span><text:span text:style-name="T32">recvbuf</text:span><text:span text:style-name="T152">.</text:span></text:p>
      <text:p text:style-name="P61" loext:marker-style-name="T15"><text:span text:style-name="Teletype"><text:span text:style-name="T63"><text:tab/></text:span></text:span><text:a xlink:type="simple" xlink:href="https://www.mpich.org/static/docs/v3.4/www3/MPI_Allreduce.html" text:style-name="Internet_20_link" text:visited-style-name="Visited_20_Internet_20_Link"><text:span text:style-name="Teletype">https://www.mpich.org/static/docs/v3.4/www3/MPI_Allreduce.html</text:span></text:a></text:p>
      <text:p text:style-name="P62" loext:marker-style-name="T15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8"><text:span text:style-name="T39">MPI_Barrier</text:span>(<text:span text:style-name="T37">MPI_COMM_WORLD</text:span>);</text:p>
          </table:table-cell>
        </table:table-row>
      </table:table>
      <text:p text:style-name="P62" loext:marker-style-name="T15"><text:tab/>Обеспечивает, что все процессы достигли этой точки, прежде чем <text:span text:style-name="T218">продолжить <text:tab/>выполнение программы. В моем коде барьер установлен перед тем</text:span>, <text:span text:style-name="T218">как </text:span>процесс 0 <text:tab/>выведет итоговый результат.</text:p>
      <text:p text:style-name="P62" loext:marker-style-name="T15"><text:span text:style-name="Teletype"><text:span text:style-name="T63"><text:tab/></text:span></text:span><text:a xlink:type="simple" xlink:href="https://www.mpich.org/static/docs/v3.4.x/www3/MPI_Barrier.html" text:style-name="Internet_20_link" text:visited-style-name="Visited_20_Internet_20_Link"><text:span text:style-name="Teletype">https://www.mpich.org/static/docs/v3.4.x/www3/MPI_Barrier.html</text:span></text:a></text:p>
      <text:p text:style-name="P74" loext:marker-style-name="T1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7"><text:span text:style-name="T40">MPI_Finalize</text:span><text:span text:style-name="T18">();</text:span></text:p>
          </table:table-cell>
        </table:table-row>
      </table:table>
      <text:p text:style-name="P58" loext:marker-style-name="T15"><text:span text:style-name="T131"><text:tab/></text:span>Функция закрывает все MPI-процессы и ликвидирует все области связи.</text:p>
      <text:p text:style-name="P75" loext:marker-style-name="T15"><text:span text:style-name="T146"><text:tab/>После <text:tab/>выполнения этой функции уже никакие другие MPI функции не могут <text:tab/>использоваться.</text:span></text:p>
      <text:p text:style-name="P75" loext:marker-style-name="T15"><text:span text:style-name="T107"><text:tab/></text:span><text:a xlink:type="simple" xlink:href="https://www.mpich.org/static/docs/v3.1/www3/MPI_Finalize.html" text:style-name="Internet_20_link" text:visited-style-name="Visited_20_Internet_20_Link">https://www.mpich.org/static/docs/v3.1/www3/MPI_Finalize.html</text:a></text:p>
      <text:p text:style-name="P58" loext:marker-style-name="T15"><text:span text:style-name="T74"/></text:p>
      <text:list text:continue-list="list220416789980233" text:style-name="L2">
        <text:list-header>
          <text:p text:style-name="P49"><text:span text:style-name="Strong_20_Emphasis"><text:span text:style-name="T65"/></text:span></text:p>
        </text:list-header>
      </text:list>
      <text:h text:style-name="P22" text:outline-level="1"><text:bookmark-start text:name="__RefHeading___Toc14228_1515385987"/><text:bookmark-start text:name="_Toc181300387"/>ЗАКЛЮЧЕНИЕ<text:bookmark-end text:name="__RefHeading___Toc14228_1515385987"/><text:bookmark-end text:name="_Toc181300387"/></text:h>
      <text:p text:style-name="P124">sdfdg</text:p>
      <text:h text:style-name="P27" text:outline-level="1" loext:marker-style-name="T14"><text:bookmark-start text:name="__RefHeading___Toc447_18915293"/><text:bookmark-start text:name="_Toc181300388"/><text:span text:style-name="T14">ПРИЛОЖЕНИЯ</text:span><text:bookmark-end text:name="__RefHeading___Toc447_18915293"/><text:bookmark-end text:name="_Toc181300388"/></text:h>
      <text:h text:style-name="P28" text:outline-level="1" loext:marker-style-name="T1"><text:bookmark-start text:name="_Toc181300390"/><text:bookmark-start text:name="__RefHeading___Toc451_18915293"/><text:span text:style-name="T1">Приложение </text:span><text:span text:style-name="T2">1</text:span><text:span text:style-name="T1">: </text:span><text:bookmark-end text:name="_Toc181300390"/><text:span text:style-name="T1">Исходный код программы </text:span><text:span text:style-name="T5">parallel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/>
          </table:table-cell>
        </table:table-row>
      </table:table>
      <text:h text:style-name="P29" text:outline-level="1" loext:marker-style-name="T1"><text:bookmark-start text:name="__RefHeading___Toc451_18915293 Copy 2 Copy 1"/><text:bookmark-start text:name="_Toc181300390 Copy 2 Copy 1"/><text:span text:style-name="T1">Приложение </text:span><text:span text:style-name="T2">2</text:span><text:span text:style-name="T1">: </text:span><text:bookmark-end text:name="_Toc181300390 Copy 2 Copy 1"/><text:span text:style-name="T1">Исходный код программы </text:span><text:span text:style-name="T10">run</text:span><text:span text:style-name="T6">.sh </text:span><text:span text:style-name="T8">для создания файла для визуализации с расширением </text:span><text:span text:style-name="T7">.clog2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47"/></text:p>
          </table:table-cell>
        </table:table-row>
      </table:table>
      <text:h text:style-name="P30" text:outline-level="1" loext:marker-style-name="T1"><text:bookmark-start text:name="__RefHeading___Toc451_18915293 Copy 2 Copy 1 Copy 1"/><text:bookmark-start text:name="_Toc181300390 Copy 2 Copy 1 Copy 1"/><text:span text:style-name="T1">Приложение </text:span><text:span text:style-name="T3">3</text:span><text:span text:style-name="T1">: </text:span><text:bookmark-end text:name="_Toc181300390 Copy 2 Copy 1 Copy 1"/><text:span text:style-name="T3">Образец исходного </text:span><text:span text:style-name="T1">код</text:span><text:span text:style-name="T3">а</text:span><text:span text:style-name="T1"> программы </text:span><text:span text:style-name="T3">test_cluster1.sh</text:span><text:bookmark-end text:name="__RefHeading___Toc451_18915293 Copy 2 Copy 1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6" loext:marker-style-name="T123"><text:span text:style-name="T47"/></text:p>
          </table:table-cell>
        </table:table-row>
      </table:table>
      <text:h text:style-name="P30" text:outline-level="1" loext:marker-style-name="T1"><text:bookmark-start text:name="__RefHeading___Toc451_18915293 Copy 2 Copy 1 Copy 1 Copy 1"/><text:bookmark-start text:name="_Toc181300390 Copy 2 Copy 1 Copy 1 Copy 1"/><text:span text:style-name="T1">Приложение </text:span><text:span text:style-name="T3">4</text:span><text:span text:style-name="T1">: </text:span><text:bookmark-end text:name="_Toc181300390 Copy 2 Copy 1 Copy 1 Copy 1"/><text:span text:style-name="T3">визуализации трассировочного файла формата </text:span><text:span text:style-name="T9">.slog2 </text:span><text:bookmark-end text:name="__RefHeading___Toc451_18915293 Copy 2 Copy 1 Copy 1 Copy 1"/></text:h>
      <text:p text:style-name="P59" loext:marker-style-name="T1"/>
      <text:h text:style-name="P31" text:outline-level="1" loext:marker-style-name="T1"><text:bookmark-start text:name="__RefHeading___Toc451_18915293 Copy 2 Copy 1 Copy 1 Copy 1 Copy 1"/><text:bookmark-start text:name="_Toc181300390 Copy 2 Copy 1 Copy 1 Copy 1 Copy 1"/><text:span text:style-name="T1">Приложение </text:span><text:span text:style-name="T4">5</text:span><text:span text:style-name="T1">: </text:span><text:bookmark-end text:name="_Toc181300390 Copy 2 Copy 1 Copy 1 Copy 1 Copy 1"/><text:span text:style-name="T4">график ускорения и эффективности</text:span><text:bookmark-end text:name="__RefHeading___Toc451_18915293 Copy 2 Copy 1 Copy 1 Copy 1 Copy 1"/></text:h>
      <text:p text:style-name="P60" loext:marker-style-name="T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Courier, monospace"/>
    <style:font-face style:name="Menlo1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, 'Helvetica Neue', Arial, Helvetica, sans-serif"/>
    <style:font-face style:name="apple-system" svg:font-family="apple-system, BlinkMacSystemFont, Arial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5-03T22:02:01.579500715</dc:date>
    <meta:editing-duration>P1DT7H35M52S</meta:editing-duration>
    <meta:editing-cycles>280</meta:editing-cycles>
    <meta:document-statistic meta:table-count="18" meta:image-count="0" meta:object-count="0" meta:page-count="11" meta:paragraph-count="191" meta:word-count="1942" meta:character-count="15772" meta:non-whitespace-character-count="14015"/>
  </office:meta>
</office:document-meta>
</file>